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7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16" style:family="table-cell" style:parent-style-name="Default">
      <style:text-properties fo:language="pl" fo:country="PL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192.07mm" svg:height="114.3mm" svg:x="44.8mm" svg:y="1.85mm">
            <loext:p/>
            <draw:object draw:notify-on-update-of-ranges="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228.93mm" svg:height="89.96mm" svg:x="69.19mm" svg:y="2.12mm">
            <loext:p/>
            <draw:object draw:notify-on-update-of-ranges="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159.99mm" svg:height="89.99mm" svg:x="42.48mm" svg:y="1.79mm">
            <loext:p/>
            <draw:object draw:notify-on-update-of-ranges="'3. Matematyczne I'.A2:'3. Matematyczne I'.A102 '3. Matematyczne I'.B1:'3. Matematyczne I'.B1 '3. Matematyczne I'.B2:'3. Matematyczne I'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shapes>
          <draw:frame draw:z-index="0" draw:style-name="gr1" draw:text-style-name="P1" svg:width="160.11mm" svg:height="89.96mm" svg:x="99.11mm" svg:y="9.79m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16" table:formula="of:=SIN([.A2]*PI()/180)" office:value-type="float" office:value="2.44929359829471E-016" calcext:value-type="float">
            <text:p>2,44929359829471E-16</text:p>
          </table:table-cell>
          <table:table-cell table:style-name="ce16" table:formula="of:=SIN([.A2]*PI()/180)*3" office:value-type="float" office:value="7.34788079488412E-016" calcext:value-type="float">
            <text:p>7,34788079488412E-16</text:p>
          </table:table-cell>
          <table:table-cell table:style-name="ce5" table:formula="of:=SIN([.A2]*PI()/180)*3" office:value-type="float" office:value="7.34788079488412E-016" calcext:value-type="float">
            <text:p>7,34788079488412E-16</text:p>
          </table:table-cell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16" table:formula="of:=SIN([.A3]*PI()/180)" office:value-type="float" office:value="0.0871557427476583" calcext:value-type="float">
            <text:p>0,087155742747658</text:p>
          </table:table-cell>
          <table:table-cell table:style-name="ce16" table:formula="of:=SIN([.A3]*PI()/180)*3" office:value-type="float" office:value="0.261467228242975" calcext:value-type="float">
            <text:p>0,261467228242975</text:p>
          </table:table-cell>
          <table:table-cell table:style-name="ce5" table:formula="of:=SIN([.A3]*PI()/180)*3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16" table:formula="of:=SIN([.A4]*PI()/180)" office:value-type="float" office:value="0.173648177666931" calcext:value-type="float">
            <text:p>0,173648177666931</text:p>
          </table:table-cell>
          <table:table-cell table:style-name="ce16" table:formula="of:=SIN([.A4]*PI()/180)*3" office:value-type="float" office:value="0.520944533000794" calcext:value-type="float">
            <text:p>0,520944533000794</text:p>
          </table:table-cell>
          <table:table-cell table:style-name="ce5" table:formula="of:=SIN([.A4]*PI()/180)*3" office:value-type="float" office:value="0.520944533000794" calcext:value-type="float">
            <text:p>0,520944533000794</text:p>
          </table:table-cell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16" table:formula="of:=SIN([.A5]*PI()/180)" office:value-type="float" office:value="0.258819045102521" calcext:value-type="float">
            <text:p>0,258819045102521</text:p>
          </table:table-cell>
          <table:table-cell table:style-name="ce16" table:formula="of:=SIN([.A5]*PI()/180)*3" office:value-type="float" office:value="0.776457135307562" calcext:value-type="float">
            <text:p>0,776457135307562</text:p>
          </table:table-cell>
          <table:table-cell table:style-name="ce5" table:formula="of:=SIN([.A5]*PI()/180)*3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16" table:formula="of:=SIN([.A6]*PI()/180)" office:value-type="float" office:value="0.342020143325669" calcext:value-type="float">
            <text:p>0,342020143325669</text:p>
          </table:table-cell>
          <table:table-cell table:style-name="ce16" table:formula="of:=SIN([.A6]*PI()/180)*3" office:value-type="float" office:value="1.02606042997701" calcext:value-type="float">
            <text:p>1,02606042997701</text:p>
          </table:table-cell>
          <table:table-cell table:style-name="ce5" table:formula="of:=SIN([.A6]*PI()/180)*3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16" table:formula="of:=SIN([.A7]*PI()/180)" office:value-type="float" office:value="0.4226182617407" calcext:value-type="float">
            <text:p>0,4226182617407</text:p>
          </table:table-cell>
          <table:table-cell table:style-name="ce16" table:formula="of:=SIN([.A7]*PI()/180)*3" office:value-type="float" office:value="1.2678547852221" calcext:value-type="float">
            <text:p>1,2678547852221</text:p>
          </table:table-cell>
          <table:table-cell table:style-name="ce5" table:formula="of:=SIN([.A7]*PI()/180)*3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16" table:formula="of:=SIN([.A8]*PI()/180)" office:value-type="float" office:value="0.5" calcext:value-type="float">
            <text:p>0,5</text:p>
          </table:table-cell>
          <table:table-cell table:style-name="ce16" table:formula="of:=SIN([.A8]*PI()/180)*3" office:value-type="float" office:value="1.5" calcext:value-type="float">
            <text:p>1,5</text:p>
          </table:table-cell>
          <table:table-cell table:style-name="ce5" table:formula="of:=SIN([.A8]*PI()/180)*3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16" table:formula="of:=SIN([.A9]*PI()/180)" office:value-type="float" office:value="0.573576436351047" calcext:value-type="float">
            <text:p>0,573576436351047</text:p>
          </table:table-cell>
          <table:table-cell table:style-name="ce16" table:formula="of:=SIN([.A9]*PI()/180)*3" office:value-type="float" office:value="1.72072930905314" calcext:value-type="float">
            <text:p>1,72072930905314</text:p>
          </table:table-cell>
          <table:table-cell table:style-name="ce5" table:formula="of:=SIN([.A9]*PI()/180)*3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16" table:formula="of:=SIN([.A10]*PI()/180)" office:value-type="float" office:value="0.64278760968654" calcext:value-type="float">
            <text:p>0,64278760968654</text:p>
          </table:table-cell>
          <table:table-cell table:style-name="ce16" table:formula="of:=SIN([.A10]*PI()/180)*3" office:value-type="float" office:value="1.92836282905962" calcext:value-type="float">
            <text:p>1,92836282905962</text:p>
          </table:table-cell>
          <table:table-cell table:style-name="ce5" table:formula="of:=SIN([.A10]*PI()/180)*3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16" table:formula="of:=SIN([.A11]*PI()/180)" office:value-type="float" office:value="0.707106781186548" calcext:value-type="float">
            <text:p>0,707106781186548</text:p>
          </table:table-cell>
          <table:table-cell table:style-name="ce16" table:formula="of:=SIN([.A11]*PI()/180)*3" office:value-type="float" office:value="2.12132034355964" calcext:value-type="float">
            <text:p>2,12132034355964</text:p>
          </table:table-cell>
          <table:table-cell table:style-name="ce5" table:formula="of:=SIN([.A11]*PI()/180)*3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16" table:formula="of:=SIN([.A12]*PI()/180)" office:value-type="float" office:value="0.766044443118978" calcext:value-type="float">
            <text:p>0,766044443118978</text:p>
          </table:table-cell>
          <table:table-cell table:style-name="ce16" table:formula="of:=SIN([.A12]*PI()/180)*3" office:value-type="float" office:value="2.29813332935693" calcext:value-type="float">
            <text:p>2,29813332935693</text:p>
          </table:table-cell>
          <table:table-cell table:style-name="ce5" table:formula="of:=SIN([.A12]*PI()/180)*3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16" table:formula="of:=SIN([.A13]*PI()/180)" office:value-type="float" office:value="0.819152044288992" calcext:value-type="float">
            <text:p>0,819152044288992</text:p>
          </table:table-cell>
          <table:table-cell table:style-name="ce16" table:formula="of:=SIN([.A13]*PI()/180)*3" office:value-type="float" office:value="2.45745613286698" calcext:value-type="float">
            <text:p>2,45745613286698</text:p>
          </table:table-cell>
          <table:table-cell table:style-name="ce5" table:formula="of:=SIN([.A13]*PI()/180)*3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16" table:formula="of:=SIN([.A14]*PI()/180)" office:value-type="float" office:value="0.866025403784439" calcext:value-type="float">
            <text:p>0,866025403784439</text:p>
          </table:table-cell>
          <table:table-cell table:style-name="ce16" table:formula="of:=SIN([.A14]*PI()/180)*3" office:value-type="float" office:value="2.59807621135332" calcext:value-type="float">
            <text:p>2,59807621135332</text:p>
          </table:table-cell>
          <table:table-cell table:style-name="ce5" table:formula="of:=SIN([.A14]*PI()/180)*3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16" table:formula="of:=SIN([.A15]*PI()/180)" office:value-type="float" office:value="0.90630778703665" calcext:value-type="float">
            <text:p>0,90630778703665</text:p>
          </table:table-cell>
          <table:table-cell table:style-name="ce16" table:formula="of:=SIN([.A15]*PI()/180)*3" office:value-type="float" office:value="2.71892336110995" calcext:value-type="float">
            <text:p>2,71892336110995</text:p>
          </table:table-cell>
          <table:table-cell table:style-name="ce5" table:formula="of:=SIN([.A15]*PI()/180)*3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16" table:formula="of:=SIN([.A16]*PI()/180)" office:value-type="float" office:value="0.939692620785909" calcext:value-type="float">
            <text:p>0,939692620785909</text:p>
          </table:table-cell>
          <table:table-cell table:style-name="ce16" table:formula="of:=SIN([.A16]*PI()/180)*3" office:value-type="float" office:value="2.81907786235773" calcext:value-type="float">
            <text:p>2,81907786235773</text:p>
          </table:table-cell>
          <table:table-cell table:style-name="ce5" table:formula="of:=SIN([.A16]*PI()/180)*3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16" table:formula="of:=SIN([.A17]*PI()/180)" office:value-type="float" office:value="0.965925826289068" calcext:value-type="float">
            <text:p>0,965925826289068</text:p>
          </table:table-cell>
          <table:table-cell table:style-name="ce16" table:formula="of:=SIN([.A17]*PI()/180)*3" office:value-type="float" office:value="2.8977774788672" calcext:value-type="float">
            <text:p>2,8977774788672</text:p>
          </table:table-cell>
          <table:table-cell table:style-name="ce5" table:formula="of:=SIN([.A17]*PI()/180)*3" office:value-type="float" office:value="2.8977774788672" calcext:value-type="float">
            <text:p>2,8977774788672</text:p>
          </table:table-cell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16" table:formula="of:=SIN([.A18]*PI()/180)" office:value-type="float" office:value="0.984807753012208" calcext:value-type="float">
            <text:p>0,984807753012208</text:p>
          </table:table-cell>
          <table:table-cell table:style-name="ce16" table:formula="of:=SIN([.A18]*PI()/180)*3" office:value-type="float" office:value="2.95442325903662" calcext:value-type="float">
            <text:p>2,95442325903662</text:p>
          </table:table-cell>
          <table:table-cell table:style-name="ce5" table:formula="of:=SIN([.A18]*PI()/180)*3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16" table:formula="of:=SIN([.A19]*PI()/180)" office:value-type="float" office:value="0.996194698091746" calcext:value-type="float">
            <text:p>0,996194698091746</text:p>
          </table:table-cell>
          <table:table-cell table:style-name="ce16" table:formula="of:=SIN([.A19]*PI()/180)*3" office:value-type="float" office:value="2.98858409427524" calcext:value-type="float">
            <text:p>2,98858409427524</text:p>
          </table:table-cell>
          <table:table-cell table:style-name="ce5" table:formula="of:=SIN([.A19]*PI()/180)*3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16" table:formula="of:=SIN([.A20]*PI()/180)" office:value-type="float" office:value="1" calcext:value-type="float">
            <text:p>1</text:p>
          </table:table-cell>
          <table:table-cell table:style-name="ce16" table:formula="of:=SIN([.A20]*PI()/180)*3" office:value-type="float" office:value="3" calcext:value-type="float">
            <text:p>3</text:p>
          </table:table-cell>
          <table:table-cell table:style-name="ce5" table:formula="of:=SIN([.A20]*PI()/180)*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16" table:formula="of:=SIN([.A21]*PI()/180)" office:value-type="float" office:value="0.996194698091746" calcext:value-type="float">
            <text:p>0,996194698091746</text:p>
          </table:table-cell>
          <table:table-cell table:style-name="ce16" table:formula="of:=SIN([.A21]*PI()/180)*3" office:value-type="float" office:value="2.98858409427524" calcext:value-type="float">
            <text:p>2,98858409427524</text:p>
          </table:table-cell>
          <table:table-cell table:style-name="ce5" table:formula="of:=SIN([.A21]*PI()/180)*3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16" table:formula="of:=SIN([.A22]*PI()/180)" office:value-type="float" office:value="0.984807753012208" calcext:value-type="float">
            <text:p>0,984807753012208</text:p>
          </table:table-cell>
          <table:table-cell table:style-name="ce16" table:formula="of:=SIN([.A22]*PI()/180)*3" office:value-type="float" office:value="2.95442325903662" calcext:value-type="float">
            <text:p>2,95442325903662</text:p>
          </table:table-cell>
          <table:table-cell table:style-name="ce5" table:formula="of:=SIN([.A22]*PI()/180)*3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16" table:formula="of:=SIN([.A23]*PI()/180)" office:value-type="float" office:value="0.965925826289068" calcext:value-type="float">
            <text:p>0,965925826289068</text:p>
          </table:table-cell>
          <table:table-cell table:style-name="ce16" table:formula="of:=SIN([.A23]*PI()/180)*3" office:value-type="float" office:value="2.89777747886721" calcext:value-type="float">
            <text:p>2,89777747886721</text:p>
          </table:table-cell>
          <table:table-cell table:style-name="ce5" table:formula="of:=SIN([.A23]*PI()/180)*3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16" table:formula="of:=SIN([.A24]*PI()/180)" office:value-type="float" office:value="0.939692620785908" calcext:value-type="float">
            <text:p>0,939692620785908</text:p>
          </table:table-cell>
          <table:table-cell table:style-name="ce16" table:formula="of:=SIN([.A24]*PI()/180)*3" office:value-type="float" office:value="2.81907786235772" calcext:value-type="float">
            <text:p>2,81907786235772</text:p>
          </table:table-cell>
          <table:table-cell table:style-name="ce5" table:formula="of:=SIN([.A24]*PI()/180)*3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16" table:formula="of:=SIN([.A25]*PI()/180)" office:value-type="float" office:value="0.90630778703665" calcext:value-type="float">
            <text:p>0,90630778703665</text:p>
          </table:table-cell>
          <table:table-cell table:style-name="ce16" table:formula="of:=SIN([.A25]*PI()/180)*3" office:value-type="float" office:value="2.71892336110995" calcext:value-type="float">
            <text:p>2,71892336110995</text:p>
          </table:table-cell>
          <table:table-cell table:style-name="ce5" table:formula="of:=SIN([.A25]*PI()/180)*3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16" table:formula="of:=SIN([.A26]*PI()/180)" office:value-type="float" office:value="0.866025403784438" calcext:value-type="float">
            <text:p>0,866025403784438</text:p>
          </table:table-cell>
          <table:table-cell table:style-name="ce16" table:formula="of:=SIN([.A26]*PI()/180)*3" office:value-type="float" office:value="2.59807621135332" calcext:value-type="float">
            <text:p>2,59807621135332</text:p>
          </table:table-cell>
          <table:table-cell table:style-name="ce5" table:formula="of:=SIN([.A26]*PI()/180)*3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16" table:formula="of:=SIN([.A27]*PI()/180)" office:value-type="float" office:value="0.819152044288992" calcext:value-type="float">
            <text:p>0,819152044288992</text:p>
          </table:table-cell>
          <table:table-cell table:style-name="ce16" table:formula="of:=SIN([.A27]*PI()/180)*3" office:value-type="float" office:value="2.45745613286697" calcext:value-type="float">
            <text:p>2,45745613286697</text:p>
          </table:table-cell>
          <table:table-cell table:style-name="ce5" table:formula="of:=SIN([.A27]*PI()/180)*3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16" table:formula="of:=SIN([.A28]*PI()/180)" office:value-type="float" office:value="0.766044443118978" calcext:value-type="float">
            <text:p>0,766044443118978</text:p>
          </table:table-cell>
          <table:table-cell table:style-name="ce16" table:formula="of:=SIN([.A28]*PI()/180)*3" office:value-type="float" office:value="2.29813332935693" calcext:value-type="float">
            <text:p>2,29813332935693</text:p>
          </table:table-cell>
          <table:table-cell table:style-name="ce5" table:formula="of:=SIN([.A28]*PI()/180)*3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16" table:formula="of:=SIN([.A29]*PI()/180)" office:value-type="float" office:value="0.707106781186547" calcext:value-type="float">
            <text:p>0,707106781186547</text:p>
          </table:table-cell>
          <table:table-cell table:style-name="ce16" table:formula="of:=SIN([.A29]*PI()/180)*3" office:value-type="float" office:value="2.12132034355964" calcext:value-type="float">
            <text:p>2,12132034355964</text:p>
          </table:table-cell>
          <table:table-cell table:style-name="ce5" table:formula="of:=SIN([.A29]*PI()/180)*3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16" table:formula="of:=SIN([.A30]*PI()/180)" office:value-type="float" office:value="0.642787609686539" calcext:value-type="float">
            <text:p>0,642787609686539</text:p>
          </table:table-cell>
          <table:table-cell table:style-name="ce16" table:formula="of:=SIN([.A30]*PI()/180)*3" office:value-type="float" office:value="1.92836282905962" calcext:value-type="float">
            <text:p>1,92836282905962</text:p>
          </table:table-cell>
          <table:table-cell table:style-name="ce5" table:formula="of:=SIN([.A30]*PI()/180)*3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16" table:formula="of:=SIN([.A31]*PI()/180)" office:value-type="float" office:value="0.573576436351046" calcext:value-type="float">
            <text:p>0,573576436351046</text:p>
          </table:table-cell>
          <table:table-cell table:style-name="ce16" table:formula="of:=SIN([.A31]*PI()/180)*3" office:value-type="float" office:value="1.72072930905314" calcext:value-type="float">
            <text:p>1,72072930905314</text:p>
          </table:table-cell>
          <table:table-cell table:style-name="ce5" table:formula="of:=SIN([.A31]*PI()/180)*3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16" table:formula="of:=SIN([.A32]*PI()/180)" office:value-type="float" office:value="0.5" calcext:value-type="float">
            <text:p>0,5</text:p>
          </table:table-cell>
          <table:table-cell table:style-name="ce16" table:formula="of:=SIN([.A32]*PI()/180)*3" office:value-type="float" office:value="1.5" calcext:value-type="float">
            <text:p>1,5</text:p>
          </table:table-cell>
          <table:table-cell table:style-name="ce5" table:formula="of:=SIN([.A32]*PI()/180)*3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16" table:formula="of:=SIN([.A33]*PI()/180)" office:value-type="float" office:value="0.422618261740699" calcext:value-type="float">
            <text:p>0,422618261740699</text:p>
          </table:table-cell>
          <table:table-cell table:style-name="ce16" table:formula="of:=SIN([.A33]*PI()/180)*3" office:value-type="float" office:value="1.2678547852221" calcext:value-type="float">
            <text:p>1,2678547852221</text:p>
          </table:table-cell>
          <table:table-cell table:style-name="ce5" table:formula="of:=SIN([.A33]*PI()/180)*3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16" table:formula="of:=SIN([.A34]*PI()/180)" office:value-type="float" office:value="0.342020143325669" calcext:value-type="float">
            <text:p>0,342020143325669</text:p>
          </table:table-cell>
          <table:table-cell table:style-name="ce16" table:formula="of:=SIN([.A34]*PI()/180)*3" office:value-type="float" office:value="1.02606042997701" calcext:value-type="float">
            <text:p>1,02606042997701</text:p>
          </table:table-cell>
          <table:table-cell table:style-name="ce5" table:formula="of:=SIN([.A34]*PI()/180)*3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16" table:formula="of:=SIN([.A35]*PI()/180)" office:value-type="float" office:value="0.25881904510252" calcext:value-type="float">
            <text:p>0,25881904510252</text:p>
          </table:table-cell>
          <table:table-cell table:style-name="ce16" table:formula="of:=SIN([.A35]*PI()/180)*3" office:value-type="float" office:value="0.776457135307561" calcext:value-type="float">
            <text:p>0,776457135307561</text:p>
          </table:table-cell>
          <table:table-cell table:style-name="ce5" table:formula="of:=SIN([.A35]*PI()/180)*3" office:value-type="float" office:value="0.776457135307561" calcext:value-type="float">
            <text:p>0,776457135307561</text:p>
          </table:table-cell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16" table:formula="of:=SIN([.A36]*PI()/180)" office:value-type="float" office:value="0.17364817766693" calcext:value-type="float">
            <text:p>0,17364817766693</text:p>
          </table:table-cell>
          <table:table-cell table:style-name="ce16" table:formula="of:=SIN([.A36]*PI()/180)*3" office:value-type="float" office:value="0.520944533000791" calcext:value-type="float">
            <text:p>0,520944533000791</text:p>
          </table:table-cell>
          <table:table-cell table:style-name="ce5" table:formula="of:=SIN([.A36]*PI()/180)*3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16" table:formula="of:=SIN([.A37]*PI()/180)" office:value-type="float" office:value="0.0871557427476579" calcext:value-type="float">
            <text:p>0,087155742747658</text:p>
          </table:table-cell>
          <table:table-cell table:style-name="ce16" table:formula="of:=SIN([.A37]*PI()/180)*3" office:value-type="float" office:value="0.261467228242974" calcext:value-type="float">
            <text:p>0,261467228242974</text:p>
          </table:table-cell>
          <table:table-cell table:style-name="ce5" table:formula="of:=SIN([.A37]*PI()/180)*3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16" table:formula="of:=SIN([.A38]*PI()/180)" office:value-type="float" office:value="-1.22464679914735E-016" calcext:value-type="float">
            <text:p>-1,22464679914735E-16</text:p>
          </table:table-cell>
          <table:table-cell table:style-name="ce16" table:formula="of:=SIN([.A38]*PI()/180)*3" office:value-type="float" office:value="-3.67394039744206E-016" calcext:value-type="float">
            <text:p>-3,67394039744206E-16</text:p>
          </table:table-cell>
          <table:table-cell table:style-name="ce5" table:formula="of:=SIN([.A38]*PI()/180)*3" office:value-type="float" office:value="-3.67394039744206E-016" calcext:value-type="float">
            <text:p>-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16" table:formula="of:=SIN([.A39]*PI()/180)" office:value-type="float" office:value="-0.0871557427476586" calcext:value-type="float">
            <text:p>-0,087155742747659</text:p>
          </table:table-cell>
          <table:table-cell table:style-name="ce16" table:formula="of:=SIN([.A39]*PI()/180)*3" office:value-type="float" office:value="-0.261467228242976" calcext:value-type="float">
            <text:p>-0,261467228242976</text:p>
          </table:table-cell>
          <table:table-cell table:style-name="ce5" table:formula="of:=SIN([.A39]*PI()/180)*3" office:value-type="float" office:value="-0.261467228242976" calcext:value-type="float">
            <text:p>-0,261467228242976</text:p>
          </table:table-cell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16" table:formula="of:=SIN([.A40]*PI()/180)" office:value-type="float" office:value="-0.17364817766693" calcext:value-type="float">
            <text:p>-0,17364817766693</text:p>
          </table:table-cell>
          <table:table-cell table:style-name="ce16" table:formula="of:=SIN([.A40]*PI()/180)*3" office:value-type="float" office:value="-0.520944533000791" calcext:value-type="float">
            <text:p>-0,520944533000791</text:p>
          </table:table-cell>
          <table:table-cell table:style-name="ce5" table:formula="of:=SIN([.A40]*PI()/180)*3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16" table:formula="of:=SIN([.A41]*PI()/180)" office:value-type="float" office:value="-0.258819045102521" calcext:value-type="float">
            <text:p>-0,258819045102521</text:p>
          </table:table-cell>
          <table:table-cell table:style-name="ce16" table:formula="of:=SIN([.A41]*PI()/180)*3" office:value-type="float" office:value="-0.776457135307563" calcext:value-type="float">
            <text:p>-0,776457135307563</text:p>
          </table:table-cell>
          <table:table-cell table:style-name="ce5" table:formula="of:=SIN([.A41]*PI()/180)*3" office:value-type="float" office:value="-0.776457135307563" calcext:value-type="float">
            <text:p>-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16" table:formula="of:=SIN([.A42]*PI()/180)" office:value-type="float" office:value="-0.342020143325669" calcext:value-type="float">
            <text:p>-0,342020143325669</text:p>
          </table:table-cell>
          <table:table-cell table:style-name="ce16" table:formula="of:=SIN([.A42]*PI()/180)*3" office:value-type="float" office:value="-1.02606042997701" calcext:value-type="float">
            <text:p>-1,02606042997701</text:p>
          </table:table-cell>
          <table:table-cell table:style-name="ce5" table:formula="of:=SIN([.A42]*PI()/180)*3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16" table:formula="of:=SIN([.A43]*PI()/180)" office:value-type="float" office:value="-0.422618261740699" calcext:value-type="float">
            <text:p>-0,422618261740699</text:p>
          </table:table-cell>
          <table:table-cell table:style-name="ce16" table:formula="of:=SIN([.A43]*PI()/180)*3" office:value-type="float" office:value="-1.2678547852221" calcext:value-type="float">
            <text:p>-1,2678547852221</text:p>
          </table:table-cell>
          <table:table-cell table:style-name="ce5" table:formula="of:=SIN([.A43]*PI()/180)*3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16" table:formula="of:=SIN([.A44]*PI()/180)" office:value-type="float" office:value="-0.5" calcext:value-type="float">
            <text:p>-0,5</text:p>
          </table:table-cell>
          <table:table-cell table:style-name="ce16" table:formula="of:=SIN([.A44]*PI()/180)*3" office:value-type="float" office:value="-1.5" calcext:value-type="float">
            <text:p>-1,5</text:p>
          </table:table-cell>
          <table:table-cell table:style-name="ce5" table:formula="of:=SIN([.A44]*PI()/180)*3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16" table:formula="of:=SIN([.A45]*PI()/180)" office:value-type="float" office:value="-0.573576436351046" calcext:value-type="float">
            <text:p>-0,573576436351046</text:p>
          </table:table-cell>
          <table:table-cell table:style-name="ce16" table:formula="of:=SIN([.A45]*PI()/180)*3" office:value-type="float" office:value="-1.72072930905314" calcext:value-type="float">
            <text:p>-1,72072930905314</text:p>
          </table:table-cell>
          <table:table-cell table:style-name="ce5" table:formula="of:=SIN([.A45]*PI()/180)*3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16" table:formula="of:=SIN([.A46]*PI()/180)" office:value-type="float" office:value="-0.642787609686539" calcext:value-type="float">
            <text:p>-0,642787609686539</text:p>
          </table:table-cell>
          <table:table-cell table:style-name="ce16" table:formula="of:=SIN([.A46]*PI()/180)*3" office:value-type="float" office:value="-1.92836282905962" calcext:value-type="float">
            <text:p>-1,92836282905962</text:p>
          </table:table-cell>
          <table:table-cell table:style-name="ce5" table:formula="of:=SIN([.A46]*PI()/180)*3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16" table:formula="of:=SIN([.A47]*PI()/180)" office:value-type="float" office:value="-0.707106781186548" calcext:value-type="float">
            <text:p>-0,707106781186548</text:p>
          </table:table-cell>
          <table:table-cell table:style-name="ce16" table:formula="of:=SIN([.A47]*PI()/180)*3" office:value-type="float" office:value="-2.12132034355964" calcext:value-type="float">
            <text:p>-2,12132034355964</text:p>
          </table:table-cell>
          <table:table-cell table:style-name="ce5" table:formula="of:=SIN([.A47]*PI()/180)*3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16" table:formula="of:=SIN([.A48]*PI()/180)" office:value-type="float" office:value="-0.766044443118978" calcext:value-type="float">
            <text:p>-0,766044443118978</text:p>
          </table:table-cell>
          <table:table-cell table:style-name="ce16" table:formula="of:=SIN([.A48]*PI()/180)*3" office:value-type="float" office:value="-2.29813332935693" calcext:value-type="float">
            <text:p>-2,29813332935693</text:p>
          </table:table-cell>
          <table:table-cell table:style-name="ce5" table:formula="of:=SIN([.A48]*PI()/180)*3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16" table:formula="of:=SIN([.A49]*PI()/180)" office:value-type="float" office:value="-0.819152044288992" calcext:value-type="float">
            <text:p>-0,819152044288992</text:p>
          </table:table-cell>
          <table:table-cell table:style-name="ce16" table:formula="of:=SIN([.A49]*PI()/180)*3" office:value-type="float" office:value="-2.45745613286698" calcext:value-type="float">
            <text:p>-2,45745613286698</text:p>
          </table:table-cell>
          <table:table-cell table:style-name="ce5" table:formula="of:=SIN([.A49]*PI()/180)*3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16" table:formula="of:=SIN([.A50]*PI()/180)" office:value-type="float" office:value="-0.866025403784439" calcext:value-type="float">
            <text:p>-0,866025403784439</text:p>
          </table:table-cell>
          <table:table-cell table:style-name="ce16" table:formula="of:=SIN([.A50]*PI()/180)*3" office:value-type="float" office:value="-2.59807621135332" calcext:value-type="float">
            <text:p>-2,59807621135332</text:p>
          </table:table-cell>
          <table:table-cell table:style-name="ce5" table:formula="of:=SIN([.A50]*PI()/180)*3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16" table:formula="of:=SIN([.A51]*PI()/180)" office:value-type="float" office:value="-0.90630778703665" calcext:value-type="float">
            <text:p>-0,90630778703665</text:p>
          </table:table-cell>
          <table:table-cell table:style-name="ce16" table:formula="of:=SIN([.A51]*PI()/180)*3" office:value-type="float" office:value="-2.71892336110995" calcext:value-type="float">
            <text:p>-2,71892336110995</text:p>
          </table:table-cell>
          <table:table-cell table:style-name="ce5" table:formula="of:=SIN([.A51]*PI()/180)*3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16" table:formula="of:=SIN([.A52]*PI()/180)" office:value-type="float" office:value="-0.939692620785908" calcext:value-type="float">
            <text:p>-0,939692620785908</text:p>
          </table:table-cell>
          <table:table-cell table:style-name="ce16" table:formula="of:=SIN([.A52]*PI()/180)*3" office:value-type="float" office:value="-2.81907786235773" calcext:value-type="float">
            <text:p>-2,81907786235773</text:p>
          </table:table-cell>
          <table:table-cell table:style-name="ce5" table:formula="of:=SIN([.A52]*PI()/180)*3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16" table:formula="of:=SIN([.A53]*PI()/180)" office:value-type="float" office:value="-0.965925826289068" calcext:value-type="float">
            <text:p>-0,965925826289068</text:p>
          </table:table-cell>
          <table:table-cell table:style-name="ce16" table:formula="of:=SIN([.A53]*PI()/180)*3" office:value-type="float" office:value="-2.89777747886721" calcext:value-type="float">
            <text:p>-2,89777747886721</text:p>
          </table:table-cell>
          <table:table-cell table:style-name="ce5" table:formula="of:=SIN([.A53]*PI()/180)*3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16" table:formula="of:=SIN([.A54]*PI()/180)" office:value-type="float" office:value="-0.984807753012208" calcext:value-type="float">
            <text:p>-0,984807753012208</text:p>
          </table:table-cell>
          <table:table-cell table:style-name="ce16" table:formula="of:=SIN([.A54]*PI()/180)*3" office:value-type="float" office:value="-2.95442325903662" calcext:value-type="float">
            <text:p>-2,95442325903662</text:p>
          </table:table-cell>
          <table:table-cell table:style-name="ce5" table:formula="of:=SIN([.A54]*PI()/180)*3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16" table:formula="of:=SIN([.A55]*PI()/180)" office:value-type="float" office:value="-0.996194698091746" calcext:value-type="float">
            <text:p>-0,996194698091746</text:p>
          </table:table-cell>
          <table:table-cell table:style-name="ce16" table:formula="of:=SIN([.A55]*PI()/180)*3" office:value-type="float" office:value="-2.98858409427524" calcext:value-type="float">
            <text:p>-2,98858409427524</text:p>
          </table:table-cell>
          <table:table-cell table:style-name="ce5" table:formula="of:=SIN([.A55]*PI()/180)*3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16" table:formula="of:=SIN([.A56]*PI()/180)" office:value-type="float" office:value="-1" calcext:value-type="float">
            <text:p>-1</text:p>
          </table:table-cell>
          <table:table-cell table:style-name="ce16" table:formula="of:=SIN([.A56]*PI()/180)*3" office:value-type="float" office:value="-3" calcext:value-type="float">
            <text:p>-3</text:p>
          </table:table-cell>
          <table:table-cell table:style-name="ce5" table:formula="of:=SIN([.A56]*PI()/180)*3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16" table:formula="of:=SIN([.A57]*PI()/180)" office:value-type="float" office:value="-0.996194698091746" calcext:value-type="float">
            <text:p>-0,996194698091746</text:p>
          </table:table-cell>
          <table:table-cell table:style-name="ce16" table:formula="of:=SIN([.A57]*PI()/180)*3" office:value-type="float" office:value="-2.98858409427524" calcext:value-type="float">
            <text:p>-2,98858409427524</text:p>
          </table:table-cell>
          <table:table-cell table:style-name="ce5" table:formula="of:=SIN([.A57]*PI()/180)*3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16" table:formula="of:=SIN([.A58]*PI()/180)" office:value-type="float" office:value="-0.984807753012208" calcext:value-type="float">
            <text:p>-0,984807753012208</text:p>
          </table:table-cell>
          <table:table-cell table:style-name="ce16" table:formula="of:=SIN([.A58]*PI()/180)*3" office:value-type="float" office:value="-2.95442325903662" calcext:value-type="float">
            <text:p>-2,95442325903662</text:p>
          </table:table-cell>
          <table:table-cell table:style-name="ce5" table:formula="of:=SIN([.A58]*PI()/180)*3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16" table:formula="of:=SIN([.A59]*PI()/180)" office:value-type="float" office:value="-0.965925826289068" calcext:value-type="float">
            <text:p>-0,965925826289068</text:p>
          </table:table-cell>
          <table:table-cell table:style-name="ce16" table:formula="of:=SIN([.A59]*PI()/180)*3" office:value-type="float" office:value="-2.89777747886721" calcext:value-type="float">
            <text:p>-2,89777747886721</text:p>
          </table:table-cell>
          <table:table-cell table:style-name="ce5" table:formula="of:=SIN([.A59]*PI()/180)*3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16" table:formula="of:=SIN([.A60]*PI()/180)" office:value-type="float" office:value="-0.939692620785908" calcext:value-type="float">
            <text:p>-0,939692620785908</text:p>
          </table:table-cell>
          <table:table-cell table:style-name="ce16" table:formula="of:=SIN([.A60]*PI()/180)*3" office:value-type="float" office:value="-2.81907786235772" calcext:value-type="float">
            <text:p>-2,81907786235772</text:p>
          </table:table-cell>
          <table:table-cell table:style-name="ce5" table:formula="of:=SIN([.A60]*PI()/180)*3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16" table:formula="of:=SIN([.A61]*PI()/180)" office:value-type="float" office:value="-0.90630778703665" calcext:value-type="float">
            <text:p>-0,90630778703665</text:p>
          </table:table-cell>
          <table:table-cell table:style-name="ce16" table:formula="of:=SIN([.A61]*PI()/180)*3" office:value-type="float" office:value="-2.71892336110995" calcext:value-type="float">
            <text:p>-2,71892336110995</text:p>
          </table:table-cell>
          <table:table-cell table:style-name="ce5" table:formula="of:=SIN([.A61]*PI()/180)*3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16" table:formula="of:=SIN([.A62]*PI()/180)" office:value-type="float" office:value="-0.866025403784439" calcext:value-type="float">
            <text:p>-0,866025403784439</text:p>
          </table:table-cell>
          <table:table-cell table:style-name="ce16" table:formula="of:=SIN([.A62]*PI()/180)*3" office:value-type="float" office:value="-2.59807621135332" calcext:value-type="float">
            <text:p>-2,59807621135332</text:p>
          </table:table-cell>
          <table:table-cell table:style-name="ce5" table:formula="of:=SIN([.A62]*PI()/180)*3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16" table:formula="of:=SIN([.A63]*PI()/180)" office:value-type="float" office:value="-0.819152044288992" calcext:value-type="float">
            <text:p>-0,819152044288992</text:p>
          </table:table-cell>
          <table:table-cell table:style-name="ce16" table:formula="of:=SIN([.A63]*PI()/180)*3" office:value-type="float" office:value="-2.45745613286698" calcext:value-type="float">
            <text:p>-2,45745613286698</text:p>
          </table:table-cell>
          <table:table-cell table:style-name="ce5" table:formula="of:=SIN([.A63]*PI()/180)*3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16" table:formula="of:=SIN([.A64]*PI()/180)" office:value-type="float" office:value="-0.766044443118978" calcext:value-type="float">
            <text:p>-0,766044443118978</text:p>
          </table:table-cell>
          <table:table-cell table:style-name="ce16" table:formula="of:=SIN([.A64]*PI()/180)*3" office:value-type="float" office:value="-2.29813332935693" calcext:value-type="float">
            <text:p>-2,29813332935693</text:p>
          </table:table-cell>
          <table:table-cell table:style-name="ce5" table:formula="of:=SIN([.A64]*PI()/180)*3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16" table:formula="of:=SIN([.A65]*PI()/180)" office:value-type="float" office:value="-0.707106781186547" calcext:value-type="float">
            <text:p>-0,707106781186547</text:p>
          </table:table-cell>
          <table:table-cell table:style-name="ce16" table:formula="of:=SIN([.A65]*PI()/180)*3" office:value-type="float" office:value="-2.12132034355964" calcext:value-type="float">
            <text:p>-2,12132034355964</text:p>
          </table:table-cell>
          <table:table-cell table:style-name="ce5" table:formula="of:=SIN([.A65]*PI()/180)*3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16" table:formula="of:=SIN([.A66]*PI()/180)" office:value-type="float" office:value="-0.642787609686539" calcext:value-type="float">
            <text:p>-0,642787609686539</text:p>
          </table:table-cell>
          <table:table-cell table:style-name="ce16" table:formula="of:=SIN([.A66]*PI()/180)*3" office:value-type="float" office:value="-1.92836282905962" calcext:value-type="float">
            <text:p>-1,92836282905962</text:p>
          </table:table-cell>
          <table:table-cell table:style-name="ce5" table:formula="of:=SIN([.A66]*PI()/180)*3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16" table:formula="of:=SIN([.A67]*PI()/180)" office:value-type="float" office:value="-0.573576436351046" calcext:value-type="float">
            <text:p>-0,573576436351046</text:p>
          </table:table-cell>
          <table:table-cell table:style-name="ce16" table:formula="of:=SIN([.A67]*PI()/180)*3" office:value-type="float" office:value="-1.72072930905314" calcext:value-type="float">
            <text:p>-1,72072930905314</text:p>
          </table:table-cell>
          <table:table-cell table:style-name="ce5" table:formula="of:=SIN([.A67]*PI()/180)*3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16" table:formula="of:=SIN([.A68]*PI()/180)" office:value-type="float" office:value="-0.5" calcext:value-type="float">
            <text:p>-0,5</text:p>
          </table:table-cell>
          <table:table-cell table:style-name="ce16" table:formula="of:=SIN([.A68]*PI()/180)*3" office:value-type="float" office:value="-1.5" calcext:value-type="float">
            <text:p>-1,5</text:p>
          </table:table-cell>
          <table:table-cell table:style-name="ce5" table:formula="of:=SIN([.A68]*PI()/180)*3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16" table:formula="of:=SIN([.A69]*PI()/180)" office:value-type="float" office:value="-0.422618261740699" calcext:value-type="float">
            <text:p>-0,422618261740699</text:p>
          </table:table-cell>
          <table:table-cell table:style-name="ce16" table:formula="of:=SIN([.A69]*PI()/180)*3" office:value-type="float" office:value="-1.2678547852221" calcext:value-type="float">
            <text:p>-1,2678547852221</text:p>
          </table:table-cell>
          <table:table-cell table:style-name="ce5" table:formula="of:=SIN([.A69]*PI()/180)*3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16" table:formula="of:=SIN([.A70]*PI()/180)" office:value-type="float" office:value="-0.342020143325669" calcext:value-type="float">
            <text:p>-0,342020143325669</text:p>
          </table:table-cell>
          <table:table-cell table:style-name="ce16" table:formula="of:=SIN([.A70]*PI()/180)*3" office:value-type="float" office:value="-1.02606042997701" calcext:value-type="float">
            <text:p>-1,02606042997701</text:p>
          </table:table-cell>
          <table:table-cell table:style-name="ce5" table:formula="of:=SIN([.A70]*PI()/180)*3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16" table:formula="of:=SIN([.A71]*PI()/180)" office:value-type="float" office:value="-0.258819045102521" calcext:value-type="float">
            <text:p>-0,258819045102521</text:p>
          </table:table-cell>
          <table:table-cell table:style-name="ce16" table:formula="of:=SIN([.A71]*PI()/180)*3" office:value-type="float" office:value="-0.776457135307562" calcext:value-type="float">
            <text:p>-0,776457135307562</text:p>
          </table:table-cell>
          <table:table-cell table:style-name="ce5" table:formula="of:=SIN([.A71]*PI()/180)*3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16" table:formula="of:=SIN([.A72]*PI()/180)" office:value-type="float" office:value="-0.17364817766693" calcext:value-type="float">
            <text:p>-0,17364817766693</text:p>
          </table:table-cell>
          <table:table-cell table:style-name="ce16" table:formula="of:=SIN([.A72]*PI()/180)*3" office:value-type="float" office:value="-0.520944533000791" calcext:value-type="float">
            <text:p>-0,520944533000791</text:p>
          </table:table-cell>
          <table:table-cell table:style-name="ce5" table:formula="of:=SIN([.A72]*PI()/180)*3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16" table:formula="of:=SIN([.A73]*PI()/180)" office:value-type="float" office:value="-0.0871557427476582" calcext:value-type="float">
            <text:p>-0,087155742747658</text:p>
          </table:table-cell>
          <table:table-cell table:style-name="ce16" table:formula="of:=SIN([.A73]*PI()/180)*3" office:value-type="float" office:value="-0.261467228242974" calcext:value-type="float">
            <text:p>-0,261467228242974</text:p>
          </table:table-cell>
          <table:table-cell table:style-name="ce5" table:formula="of:=SIN([.A73]*PI()/180)*3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6" table:formula="of:=SIN([.A74]*PI()/180)" office:value-type="float" office:value="0" calcext:value-type="float">
            <text:p>0</text:p>
          </table:table-cell>
          <table:table-cell table:style-name="ce16" table:formula="of:=SIN([.A74]*PI()/180)*3" office:value-type="float" office:value="0" calcext:value-type="float">
            <text:p>0</text:p>
          </table:table-cell>
          <table:table-cell table:style-name="ce5" table:formula="of:=SIN([.A74]*PI()/180)*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6" table:formula="of:=SIN([.A75]*PI()/180)" office:value-type="float" office:value="0.0871557427476582" calcext:value-type="float">
            <text:p>0,087155742747658</text:p>
          </table:table-cell>
          <table:table-cell table:style-name="ce16" table:formula="of:=SIN([.A75]*PI()/180)*3" office:value-type="float" office:value="0.261467228242974" calcext:value-type="float">
            <text:p>0,261467228242974</text:p>
          </table:table-cell>
          <table:table-cell table:style-name="ce5" table:formula="of:=SIN([.A75]*PI()/180)*3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6" table:formula="of:=SIN([.A76]*PI()/180)" office:value-type="float" office:value="0.17364817766693" calcext:value-type="float">
            <text:p>0,17364817766693</text:p>
          </table:table-cell>
          <table:table-cell table:style-name="ce16" table:formula="of:=SIN([.A76]*PI()/180)*3" office:value-type="float" office:value="0.520944533000791" calcext:value-type="float">
            <text:p>0,520944533000791</text:p>
          </table:table-cell>
          <table:table-cell table:style-name="ce5" table:formula="of:=SIN([.A76]*PI()/180)*3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6" table:formula="of:=SIN([.A77]*PI()/180)" office:value-type="float" office:value="0.258819045102521" calcext:value-type="float">
            <text:p>0,258819045102521</text:p>
          </table:table-cell>
          <table:table-cell table:style-name="ce16" table:formula="of:=SIN([.A77]*PI()/180)*3" office:value-type="float" office:value="0.776457135307562" calcext:value-type="float">
            <text:p>0,776457135307562</text:p>
          </table:table-cell>
          <table:table-cell table:style-name="ce5" table:formula="of:=SIN([.A77]*PI()/180)*3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6" table:formula="of:=SIN([.A78]*PI()/180)" office:value-type="float" office:value="0.342020143325669" calcext:value-type="float">
            <text:p>0,342020143325669</text:p>
          </table:table-cell>
          <table:table-cell table:style-name="ce16" table:formula="of:=SIN([.A78]*PI()/180)*3" office:value-type="float" office:value="1.02606042997701" calcext:value-type="float">
            <text:p>1,02606042997701</text:p>
          </table:table-cell>
          <table:table-cell table:style-name="ce5" table:formula="of:=SIN([.A78]*PI()/180)*3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6" table:formula="of:=SIN([.A79]*PI()/180)" office:value-type="float" office:value="0.422618261740699" calcext:value-type="float">
            <text:p>0,422618261740699</text:p>
          </table:table-cell>
          <table:table-cell table:style-name="ce16" table:formula="of:=SIN([.A79]*PI()/180)*3" office:value-type="float" office:value="1.2678547852221" calcext:value-type="float">
            <text:p>1,2678547852221</text:p>
          </table:table-cell>
          <table:table-cell table:style-name="ce5" table:formula="of:=SIN([.A79]*PI()/180)*3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6" table:formula="of:=SIN([.A80]*PI()/180)" office:value-type="float" office:value="0.5" calcext:value-type="float">
            <text:p>0,5</text:p>
          </table:table-cell>
          <table:table-cell table:style-name="ce16" table:formula="of:=SIN([.A80]*PI()/180)*3" office:value-type="float" office:value="1.5" calcext:value-type="float">
            <text:p>1,5</text:p>
          </table:table-cell>
          <table:table-cell table:style-name="ce5" table:formula="of:=SIN([.A80]*PI()/180)*3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16" table:formula="of:=SIN([.A81]*PI()/180)" office:value-type="float" office:value="0.573576436351046" calcext:value-type="float">
            <text:p>0,573576436351046</text:p>
          </table:table-cell>
          <table:table-cell table:style-name="ce16" table:formula="of:=SIN([.A81]*PI()/180)*3" office:value-type="float" office:value="1.72072930905314" calcext:value-type="float">
            <text:p>1,72072930905314</text:p>
          </table:table-cell>
          <table:table-cell table:style-name="ce5" table:formula="of:=SIN([.A81]*PI()/180)*3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6" table:formula="of:=SIN([.A82]*PI()/180)" office:value-type="float" office:value="0.642787609686539" calcext:value-type="float">
            <text:p>0,642787609686539</text:p>
          </table:table-cell>
          <table:table-cell table:style-name="ce16" table:formula="of:=SIN([.A82]*PI()/180)*3" office:value-type="float" office:value="1.92836282905962" calcext:value-type="float">
            <text:p>1,92836282905962</text:p>
          </table:table-cell>
          <table:table-cell table:style-name="ce5" table:formula="of:=SIN([.A82]*PI()/180)*3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16" table:formula="of:=SIN([.A83]*PI()/180)" office:value-type="float" office:value="0.707106781186547" calcext:value-type="float">
            <text:p>0,707106781186547</text:p>
          </table:table-cell>
          <table:table-cell table:style-name="ce16" table:formula="of:=SIN([.A83]*PI()/180)*3" office:value-type="float" office:value="2.12132034355964" calcext:value-type="float">
            <text:p>2,12132034355964</text:p>
          </table:table-cell>
          <table:table-cell table:style-name="ce5" table:formula="of:=SIN([.A83]*PI()/180)*3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6" table:formula="of:=SIN([.A84]*PI()/180)" office:value-type="float" office:value="0.766044443118978" calcext:value-type="float">
            <text:p>0,766044443118978</text:p>
          </table:table-cell>
          <table:table-cell table:style-name="ce16" table:formula="of:=SIN([.A84]*PI()/180)*3" office:value-type="float" office:value="2.29813332935693" calcext:value-type="float">
            <text:p>2,29813332935693</text:p>
          </table:table-cell>
          <table:table-cell table:style-name="ce5" table:formula="of:=SIN([.A84]*PI()/180)*3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16" table:formula="of:=SIN([.A85]*PI()/180)" office:value-type="float" office:value="0.819152044288992" calcext:value-type="float">
            <text:p>0,819152044288992</text:p>
          </table:table-cell>
          <table:table-cell table:style-name="ce16" table:formula="of:=SIN([.A85]*PI()/180)*3" office:value-type="float" office:value="2.45745613286698" calcext:value-type="float">
            <text:p>2,45745613286698</text:p>
          </table:table-cell>
          <table:table-cell table:style-name="ce5" table:formula="of:=SIN([.A85]*PI()/180)*3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6" table:formula="of:=SIN([.A86]*PI()/180)" office:value-type="float" office:value="0.866025403784439" calcext:value-type="float">
            <text:p>0,866025403784439</text:p>
          </table:table-cell>
          <table:table-cell table:style-name="ce16" table:formula="of:=SIN([.A86]*PI()/180)*3" office:value-type="float" office:value="2.59807621135332" calcext:value-type="float">
            <text:p>2,59807621135332</text:p>
          </table:table-cell>
          <table:table-cell table:style-name="ce5" table:formula="of:=SIN([.A86]*PI()/180)*3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16" table:formula="of:=SIN([.A87]*PI()/180)" office:value-type="float" office:value="0.90630778703665" calcext:value-type="float">
            <text:p>0,90630778703665</text:p>
          </table:table-cell>
          <table:table-cell table:style-name="ce16" table:formula="of:=SIN([.A87]*PI()/180)*3" office:value-type="float" office:value="2.71892336110995" calcext:value-type="float">
            <text:p>2,71892336110995</text:p>
          </table:table-cell>
          <table:table-cell table:style-name="ce5" table:formula="of:=SIN([.A87]*PI()/180)*3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6" table:formula="of:=SIN([.A88]*PI()/180)" office:value-type="float" office:value="0.939692620785908" calcext:value-type="float">
            <text:p>0,939692620785908</text:p>
          </table:table-cell>
          <table:table-cell table:style-name="ce16" table:formula="of:=SIN([.A88]*PI()/180)*3" office:value-type="float" office:value="2.81907786235772" calcext:value-type="float">
            <text:p>2,81907786235772</text:p>
          </table:table-cell>
          <table:table-cell table:style-name="ce5" table:formula="of:=SIN([.A88]*PI()/180)*3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16" table:formula="of:=SIN([.A89]*PI()/180)" office:value-type="float" office:value="0.965925826289068" calcext:value-type="float">
            <text:p>0,965925826289068</text:p>
          </table:table-cell>
          <table:table-cell table:style-name="ce16" table:formula="of:=SIN([.A89]*PI()/180)*3" office:value-type="float" office:value="2.89777747886721" calcext:value-type="float">
            <text:p>2,89777747886721</text:p>
          </table:table-cell>
          <table:table-cell table:style-name="ce5" table:formula="of:=SIN([.A89]*PI()/180)*3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16" table:formula="of:=SIN([.A90]*PI()/180)" office:value-type="float" office:value="0.984807753012208" calcext:value-type="float">
            <text:p>0,984807753012208</text:p>
          </table:table-cell>
          <table:table-cell table:style-name="ce16" table:formula="of:=SIN([.A90]*PI()/180)*3" office:value-type="float" office:value="2.95442325903662" calcext:value-type="float">
            <text:p>2,95442325903662</text:p>
          </table:table-cell>
          <table:table-cell table:style-name="ce5" table:formula="of:=SIN([.A90]*PI()/180)*3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16" table:formula="of:=SIN([.A91]*PI()/180)" office:value-type="float" office:value="0.996194698091746" calcext:value-type="float">
            <text:p>0,996194698091746</text:p>
          </table:table-cell>
          <table:table-cell table:style-name="ce16" table:formula="of:=SIN([.A91]*PI()/180)*3" office:value-type="float" office:value="2.98858409427524" calcext:value-type="float">
            <text:p>2,98858409427524</text:p>
          </table:table-cell>
          <table:table-cell table:style-name="ce5" table:formula="of:=SIN([.A91]*PI()/180)*3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6" table:formula="of:=SIN([.A92]*PI()/180)" office:value-type="float" office:value="1" calcext:value-type="float">
            <text:p>1</text:p>
          </table:table-cell>
          <table:table-cell table:style-name="ce16" table:formula="of:=SIN([.A92]*PI()/180)*3" office:value-type="float" office:value="3" calcext:value-type="float">
            <text:p>3</text:p>
          </table:table-cell>
          <table:table-cell table:style-name="ce5" table:formula="of:=SIN([.A92]*PI()/180)*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16" table:formula="of:=SIN([.A93]*PI()/180)" office:value-type="float" office:value="0.996194698091746" calcext:value-type="float">
            <text:p>0,996194698091746</text:p>
          </table:table-cell>
          <table:table-cell table:style-name="ce16" table:formula="of:=SIN([.A93]*PI()/180)*3" office:value-type="float" office:value="2.98858409427524" calcext:value-type="float">
            <text:p>2,98858409427524</text:p>
          </table:table-cell>
          <table:table-cell table:style-name="ce5" table:formula="of:=SIN([.A93]*PI()/180)*3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16" table:formula="of:=SIN([.A94]*PI()/180)" office:value-type="float" office:value="0.984807753012208" calcext:value-type="float">
            <text:p>0,984807753012208</text:p>
          </table:table-cell>
          <table:table-cell table:style-name="ce16" table:formula="of:=SIN([.A94]*PI()/180)*3" office:value-type="float" office:value="2.95442325903662" calcext:value-type="float">
            <text:p>2,95442325903662</text:p>
          </table:table-cell>
          <table:table-cell table:style-name="ce5" table:formula="of:=SIN([.A94]*PI()/180)*3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16" table:formula="of:=SIN([.A95]*PI()/180)" office:value-type="float" office:value="0.965925826289068" calcext:value-type="float">
            <text:p>0,965925826289068</text:p>
          </table:table-cell>
          <table:table-cell table:style-name="ce16" table:formula="of:=SIN([.A95]*PI()/180)*3" office:value-type="float" office:value="2.89777747886721" calcext:value-type="float">
            <text:p>2,89777747886721</text:p>
          </table:table-cell>
          <table:table-cell table:style-name="ce5" table:formula="of:=SIN([.A95]*PI()/180)*3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16" table:formula="of:=SIN([.A96]*PI()/180)" office:value-type="float" office:value="0.939692620785908" calcext:value-type="float">
            <text:p>0,939692620785908</text:p>
          </table:table-cell>
          <table:table-cell table:style-name="ce16" table:formula="of:=SIN([.A96]*PI()/180)*3" office:value-type="float" office:value="2.81907786235773" calcext:value-type="float">
            <text:p>2,81907786235773</text:p>
          </table:table-cell>
          <table:table-cell table:style-name="ce5" table:formula="of:=SIN([.A96]*PI()/180)*3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16" table:formula="of:=SIN([.A97]*PI()/180)" office:value-type="float" office:value="0.90630778703665" calcext:value-type="float">
            <text:p>0,90630778703665</text:p>
          </table:table-cell>
          <table:table-cell table:style-name="ce16" table:formula="of:=SIN([.A97]*PI()/180)*3" office:value-type="float" office:value="2.71892336110995" calcext:value-type="float">
            <text:p>2,71892336110995</text:p>
          </table:table-cell>
          <table:table-cell table:style-name="ce5" table:formula="of:=SIN([.A97]*PI()/180)*3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16" table:formula="of:=SIN([.A98]*PI()/180)" office:value-type="float" office:value="0.866025403784439" calcext:value-type="float">
            <text:p>0,866025403784439</text:p>
          </table:table-cell>
          <table:table-cell table:style-name="ce16" table:formula="of:=SIN([.A98]*PI()/180)*3" office:value-type="float" office:value="2.59807621135332" calcext:value-type="float">
            <text:p>2,59807621135332</text:p>
          </table:table-cell>
          <table:table-cell table:style-name="ce5" table:formula="of:=SIN([.A98]*PI()/180)*3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16" table:formula="of:=SIN([.A99]*PI()/180)" office:value-type="float" office:value="0.819152044288992" calcext:value-type="float">
            <text:p>0,819152044288992</text:p>
          </table:table-cell>
          <table:table-cell table:style-name="ce16" table:formula="of:=SIN([.A99]*PI()/180)*3" office:value-type="float" office:value="2.45745613286698" calcext:value-type="float">
            <text:p>2,45745613286698</text:p>
          </table:table-cell>
          <table:table-cell table:style-name="ce5" table:formula="of:=SIN([.A99]*PI()/180)*3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16" table:formula="of:=SIN([.A100]*PI()/180)" office:value-type="float" office:value="0.766044443118978" calcext:value-type="float">
            <text:p>0,766044443118978</text:p>
          </table:table-cell>
          <table:table-cell table:style-name="ce16" table:formula="of:=SIN([.A100]*PI()/180)*3" office:value-type="float" office:value="2.29813332935693" calcext:value-type="float">
            <text:p>2,29813332935693</text:p>
          </table:table-cell>
          <table:table-cell table:style-name="ce5" table:formula="of:=SIN([.A100]*PI()/180)*3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16" table:formula="of:=SIN([.A101]*PI()/180)" office:value-type="float" office:value="0.707106781186548" calcext:value-type="float">
            <text:p>0,707106781186548</text:p>
          </table:table-cell>
          <table:table-cell table:style-name="ce16" table:formula="of:=SIN([.A101]*PI()/180)*3" office:value-type="float" office:value="2.12132034355964" calcext:value-type="float">
            <text:p>2,12132034355964</text:p>
          </table:table-cell>
          <table:table-cell table:style-name="ce5" table:formula="of:=SIN([.A101]*PI()/180)*3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16" table:formula="of:=SIN([.A102]*PI()/180)" office:value-type="float" office:value="0.642787609686539" calcext:value-type="float">
            <text:p>0,642787609686539</text:p>
          </table:table-cell>
          <table:table-cell table:style-name="ce16" table:formula="of:=SIN([.A102]*PI()/180)*3" office:value-type="float" office:value="1.92836282905962" calcext:value-type="float">
            <text:p>1,92836282905962</text:p>
          </table:table-cell>
          <table:table-cell table:style-name="ce5" table:formula="of:=SIN([.A102]*PI()/180)*3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16" table:formula="of:=SIN([.A103]*PI()/180)" office:value-type="float" office:value="0.573576436351046" calcext:value-type="float">
            <text:p>0,573576436351046</text:p>
          </table:table-cell>
          <table:table-cell table:style-name="ce16" table:formula="of:=SIN([.A103]*PI()/180)*3" office:value-type="float" office:value="1.72072930905314" calcext:value-type="float">
            <text:p>1,72072930905314</text:p>
          </table:table-cell>
          <table:table-cell table:style-name="ce5" table:formula="of:=SIN([.A103]*PI()/180)*3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16" table:formula="of:=SIN([.A104]*PI()/180)" office:value-type="float" office:value="0.5" calcext:value-type="float">
            <text:p>0,5</text:p>
          </table:table-cell>
          <table:table-cell table:style-name="ce16" table:formula="of:=SIN([.A104]*PI()/180)*3" office:value-type="float" office:value="1.5" calcext:value-type="float">
            <text:p>1,5</text:p>
          </table:table-cell>
          <table:table-cell table:style-name="ce5" table:formula="of:=SIN([.A104]*PI()/180)*3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16" table:formula="of:=SIN([.A105]*PI()/180)" office:value-type="float" office:value="0.422618261740699" calcext:value-type="float">
            <text:p>0,422618261740699</text:p>
          </table:table-cell>
          <table:table-cell table:style-name="ce16" table:formula="of:=SIN([.A105]*PI()/180)*3" office:value-type="float" office:value="1.2678547852221" calcext:value-type="float">
            <text:p>1,2678547852221</text:p>
          </table:table-cell>
          <table:table-cell table:style-name="ce5" table:formula="of:=SIN([.A105]*PI()/180)*3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16" table:formula="of:=SIN([.A106]*PI()/180)" office:value-type="float" office:value="0.342020143325669" calcext:value-type="float">
            <text:p>0,342020143325669</text:p>
          </table:table-cell>
          <table:table-cell table:style-name="ce16" table:formula="of:=SIN([.A106]*PI()/180)*3" office:value-type="float" office:value="1.02606042997701" calcext:value-type="float">
            <text:p>1,02606042997701</text:p>
          </table:table-cell>
          <table:table-cell table:style-name="ce5" table:formula="of:=SIN([.A106]*PI()/180)*3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16" table:formula="of:=SIN([.A107]*PI()/180)" office:value-type="float" office:value="0.258819045102521" calcext:value-type="float">
            <text:p>0,258819045102521</text:p>
          </table:table-cell>
          <table:table-cell table:style-name="ce16" table:formula="of:=SIN([.A107]*PI()/180)*3" office:value-type="float" office:value="0.776457135307563" calcext:value-type="float">
            <text:p>0,776457135307563</text:p>
          </table:table-cell>
          <table:table-cell table:style-name="ce5" table:formula="of:=SIN([.A107]*PI()/180)*3" office:value-type="float" office:value="0.776457135307563" calcext:value-type="float">
            <text:p>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16" table:formula="of:=SIN([.A108]*PI()/180)" office:value-type="float" office:value="0.17364817766693" calcext:value-type="float">
            <text:p>0,17364817766693</text:p>
          </table:table-cell>
          <table:table-cell table:style-name="ce16" table:formula="of:=SIN([.A108]*PI()/180)*3" office:value-type="float" office:value="0.520944533000791" calcext:value-type="float">
            <text:p>0,520944533000791</text:p>
          </table:table-cell>
          <table:table-cell table:style-name="ce5" table:formula="of:=SIN([.A108]*PI()/180)*3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16" table:formula="of:=SIN([.A109]*PI()/180)" office:value-type="float" office:value="0.0871557427476586" calcext:value-type="float">
            <text:p>0,087155742747659</text:p>
          </table:table-cell>
          <table:table-cell table:style-name="ce16" table:formula="of:=SIN([.A109]*PI()/180)*3" office:value-type="float" office:value="0.261467228242976" calcext:value-type="float">
            <text:p>0,261467228242976</text:p>
          </table:table-cell>
          <table:table-cell table:style-name="ce5" table:formula="of:=SIN([.A109]*PI()/180)*3" office:value-type="float" office:value="0.261467228242976" calcext:value-type="float">
            <text:p>0,261467228242976</text:p>
          </table:table-cell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16" table:formula="of:=SIN([.A110]*PI()/180)" office:value-type="float" office:value="1.22464679914735E-016" calcext:value-type="float">
            <text:p>1,22464679914735E-16</text:p>
          </table:table-cell>
          <table:table-cell table:style-name="ce16" table:formula="of:=SIN([.A110]*PI()/180)*3" office:value-type="float" office:value="3.67394039744206E-016" calcext:value-type="float">
            <text:p>3,67394039744206E-16</text:p>
          </table:table-cell>
          <table:table-cell table:style-name="ce5" table:formula="of:=SIN([.A110]*PI()/180)*3" office:value-type="float" office:value="3.67394039744206E-016" calcext:value-type="float">
            <text:p>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16" table:formula="of:=SIN([.A111]*PI()/180)" office:value-type="float" office:value="-0.0871557427476579" calcext:value-type="float">
            <text:p>-0,087155742747658</text:p>
          </table:table-cell>
          <table:table-cell table:style-name="ce16" table:formula="of:=SIN([.A111]*PI()/180)*3" office:value-type="float" office:value="-0.261467228242974" calcext:value-type="float">
            <text:p>-0,261467228242974</text:p>
          </table:table-cell>
          <table:table-cell table:style-name="ce5" table:formula="of:=SIN([.A111]*PI()/180)*3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16" table:formula="of:=SIN([.A112]*PI()/180)" office:value-type="float" office:value="-0.17364817766693" calcext:value-type="float">
            <text:p>-0,17364817766693</text:p>
          </table:table-cell>
          <table:table-cell table:style-name="ce16" table:formula="of:=SIN([.A112]*PI()/180)*3" office:value-type="float" office:value="-0.520944533000791" calcext:value-type="float">
            <text:p>-0,520944533000791</text:p>
          </table:table-cell>
          <table:table-cell table:style-name="ce5" table:formula="of:=SIN([.A112]*PI()/180)*3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16" table:formula="of:=SIN([.A113]*PI()/180)" office:value-type="float" office:value="-0.25881904510252" calcext:value-type="float">
            <text:p>-0,25881904510252</text:p>
          </table:table-cell>
          <table:table-cell table:style-name="ce16" table:formula="of:=SIN([.A113]*PI()/180)*3" office:value-type="float" office:value="-0.776457135307561" calcext:value-type="float">
            <text:p>-0,776457135307561</text:p>
          </table:table-cell>
          <table:table-cell table:style-name="ce5" table:formula="of:=SIN([.A113]*PI()/180)*3" office:value-type="float" office:value="-0.776457135307561" calcext:value-type="float">
            <text:p>-0,776457135307561</text:p>
          </table:table-cell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16" table:formula="of:=SIN([.A114]*PI()/180)" office:value-type="float" office:value="-0.342020143325669" calcext:value-type="float">
            <text:p>-0,342020143325669</text:p>
          </table:table-cell>
          <table:table-cell table:style-name="ce16" table:formula="of:=SIN([.A114]*PI()/180)*3" office:value-type="float" office:value="-1.02606042997701" calcext:value-type="float">
            <text:p>-1,02606042997701</text:p>
          </table:table-cell>
          <table:table-cell table:style-name="ce5" table:formula="of:=SIN([.A114]*PI()/180)*3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16" table:formula="of:=SIN([.A115]*PI()/180)" office:value-type="float" office:value="-0.422618261740699" calcext:value-type="float">
            <text:p>-0,422618261740699</text:p>
          </table:table-cell>
          <table:table-cell table:style-name="ce16" table:formula="of:=SIN([.A115]*PI()/180)*3" office:value-type="float" office:value="-1.2678547852221" calcext:value-type="float">
            <text:p>-1,2678547852221</text:p>
          </table:table-cell>
          <table:table-cell table:style-name="ce5" table:formula="of:=SIN([.A115]*PI()/180)*3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16" table:formula="of:=SIN([.A116]*PI()/180)" office:value-type="float" office:value="-0.5" calcext:value-type="float">
            <text:p>-0,5</text:p>
          </table:table-cell>
          <table:table-cell table:style-name="ce16" table:formula="of:=SIN([.A116]*PI()/180)*3" office:value-type="float" office:value="-1.5" calcext:value-type="float">
            <text:p>-1,5</text:p>
          </table:table-cell>
          <table:table-cell table:style-name="ce5" table:formula="of:=SIN([.A116]*PI()/180)*3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16" table:formula="of:=SIN([.A117]*PI()/180)" office:value-type="float" office:value="-0.573576436351046" calcext:value-type="float">
            <text:p>-0,573576436351046</text:p>
          </table:table-cell>
          <table:table-cell table:style-name="ce16" table:formula="of:=SIN([.A117]*PI()/180)*3" office:value-type="float" office:value="-1.72072930905314" calcext:value-type="float">
            <text:p>-1,72072930905314</text:p>
          </table:table-cell>
          <table:table-cell table:style-name="ce5" table:formula="of:=SIN([.A117]*PI()/180)*3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16" table:formula="of:=SIN([.A118]*PI()/180)" office:value-type="float" office:value="-0.642787609686539" calcext:value-type="float">
            <text:p>-0,642787609686539</text:p>
          </table:table-cell>
          <table:table-cell table:style-name="ce16" table:formula="of:=SIN([.A118]*PI()/180)*3" office:value-type="float" office:value="-1.92836282905962" calcext:value-type="float">
            <text:p>-1,92836282905962</text:p>
          </table:table-cell>
          <table:table-cell table:style-name="ce5" table:formula="of:=SIN([.A118]*PI()/180)*3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16" table:formula="of:=SIN([.A119]*PI()/180)" office:value-type="float" office:value="-0.707106781186547" calcext:value-type="float">
            <text:p>-0,707106781186547</text:p>
          </table:table-cell>
          <table:table-cell table:style-name="ce16" table:formula="of:=SIN([.A119]*PI()/180)*3" office:value-type="float" office:value="-2.12132034355964" calcext:value-type="float">
            <text:p>-2,12132034355964</text:p>
          </table:table-cell>
          <table:table-cell table:style-name="ce5" table:formula="of:=SIN([.A119]*PI()/180)*3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16" table:formula="of:=SIN([.A120]*PI()/180)" office:value-type="float" office:value="-0.766044443118978" calcext:value-type="float">
            <text:p>-0,766044443118978</text:p>
          </table:table-cell>
          <table:table-cell table:style-name="ce16" table:formula="of:=SIN([.A120]*PI()/180)*3" office:value-type="float" office:value="-2.29813332935693" calcext:value-type="float">
            <text:p>-2,29813332935693</text:p>
          </table:table-cell>
          <table:table-cell table:style-name="ce5" table:formula="of:=SIN([.A120]*PI()/180)*3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16" table:formula="of:=SIN([.A121]*PI()/180)" office:value-type="float" office:value="-0.819152044288992" calcext:value-type="float">
            <text:p>-0,819152044288992</text:p>
          </table:table-cell>
          <table:table-cell table:style-name="ce16" table:formula="of:=SIN([.A121]*PI()/180)*3" office:value-type="float" office:value="-2.45745613286697" calcext:value-type="float">
            <text:p>-2,45745613286697</text:p>
          </table:table-cell>
          <table:table-cell table:style-name="ce5" table:formula="of:=SIN([.A121]*PI()/180)*3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16" table:formula="of:=SIN([.A122]*PI()/180)" office:value-type="float" office:value="-0.866025403784438" calcext:value-type="float">
            <text:p>-0,866025403784438</text:p>
          </table:table-cell>
          <table:table-cell table:style-name="ce16" table:formula="of:=SIN([.A122]*PI()/180)*3" office:value-type="float" office:value="-2.59807621135332" calcext:value-type="float">
            <text:p>-2,59807621135332</text:p>
          </table:table-cell>
          <table:table-cell table:style-name="ce5" table:formula="of:=SIN([.A122]*PI()/180)*3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16" table:formula="of:=SIN([.A123]*PI()/180)" office:value-type="float" office:value="-0.90630778703665" calcext:value-type="float">
            <text:p>-0,90630778703665</text:p>
          </table:table-cell>
          <table:table-cell table:style-name="ce16" table:formula="of:=SIN([.A123]*PI()/180)*3" office:value-type="float" office:value="-2.71892336110995" calcext:value-type="float">
            <text:p>-2,71892336110995</text:p>
          </table:table-cell>
          <table:table-cell table:style-name="ce5" table:formula="of:=SIN([.A123]*PI()/180)*3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16" table:formula="of:=SIN([.A124]*PI()/180)" office:value-type="float" office:value="-0.939692620785908" calcext:value-type="float">
            <text:p>-0,939692620785908</text:p>
          </table:table-cell>
          <table:table-cell table:style-name="ce16" table:formula="of:=SIN([.A124]*PI()/180)*3" office:value-type="float" office:value="-2.81907786235772" calcext:value-type="float">
            <text:p>-2,81907786235772</text:p>
          </table:table-cell>
          <table:table-cell table:style-name="ce5" table:formula="of:=SIN([.A124]*PI()/180)*3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16" table:formula="of:=SIN([.A125]*PI()/180)" office:value-type="float" office:value="-0.965925826289068" calcext:value-type="float">
            <text:p>-0,965925826289068</text:p>
          </table:table-cell>
          <table:table-cell table:style-name="ce16" table:formula="of:=SIN([.A125]*PI()/180)*3" office:value-type="float" office:value="-2.89777747886721" calcext:value-type="float">
            <text:p>-2,89777747886721</text:p>
          </table:table-cell>
          <table:table-cell table:style-name="ce5" table:formula="of:=SIN([.A125]*PI()/180)*3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16" table:formula="of:=SIN([.A126]*PI()/180)" office:value-type="float" office:value="-0.984807753012208" calcext:value-type="float">
            <text:p>-0,984807753012208</text:p>
          </table:table-cell>
          <table:table-cell table:style-name="ce16" table:formula="of:=SIN([.A126]*PI()/180)*3" office:value-type="float" office:value="-2.95442325903662" calcext:value-type="float">
            <text:p>-2,95442325903662</text:p>
          </table:table-cell>
          <table:table-cell table:style-name="ce5" table:formula="of:=SIN([.A126]*PI()/180)*3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16" table:formula="of:=SIN([.A127]*PI()/180)" office:value-type="float" office:value="-0.996194698091746" calcext:value-type="float">
            <text:p>-0,996194698091746</text:p>
          </table:table-cell>
          <table:table-cell table:style-name="ce16" table:formula="of:=SIN([.A127]*PI()/180)*3" office:value-type="float" office:value="-2.98858409427524" calcext:value-type="float">
            <text:p>-2,98858409427524</text:p>
          </table:table-cell>
          <table:table-cell table:style-name="ce5" table:formula="of:=SIN([.A127]*PI()/180)*3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16" table:formula="of:=SIN([.A128]*PI()/180)" office:value-type="float" office:value="-1" calcext:value-type="float">
            <text:p>-1</text:p>
          </table:table-cell>
          <table:table-cell table:style-name="ce16" table:formula="of:=SIN([.A128]*PI()/180)*3" office:value-type="float" office:value="-3" calcext:value-type="float">
            <text:p>-3</text:p>
          </table:table-cell>
          <table:table-cell table:style-name="ce5" table:formula="of:=SIN([.A128]*PI()/180)*3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16" table:formula="of:=SIN([.A129]*PI()/180)" office:value-type="float" office:value="-0.996194698091746" calcext:value-type="float">
            <text:p>-0,996194698091746</text:p>
          </table:table-cell>
          <table:table-cell table:style-name="ce16" table:formula="of:=SIN([.A129]*PI()/180)*3" office:value-type="float" office:value="-2.98858409427524" calcext:value-type="float">
            <text:p>-2,98858409427524</text:p>
          </table:table-cell>
          <table:table-cell table:style-name="ce5" table:formula="of:=SIN([.A129]*PI()/180)*3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16" table:formula="of:=SIN([.A130]*PI()/180)" office:value-type="float" office:value="-0.984807753012208" calcext:value-type="float">
            <text:p>-0,984807753012208</text:p>
          </table:table-cell>
          <table:table-cell table:style-name="ce16" table:formula="of:=SIN([.A130]*PI()/180)*3" office:value-type="float" office:value="-2.95442325903662" calcext:value-type="float">
            <text:p>-2,95442325903662</text:p>
          </table:table-cell>
          <table:table-cell table:style-name="ce5" table:formula="of:=SIN([.A130]*PI()/180)*3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16" table:formula="of:=SIN([.A131]*PI()/180)" office:value-type="float" office:value="-0.965925826289068" calcext:value-type="float">
            <text:p>-0,965925826289068</text:p>
          </table:table-cell>
          <table:table-cell table:style-name="ce16" table:formula="of:=SIN([.A131]*PI()/180)*3" office:value-type="float" office:value="-2.8977774788672" calcext:value-type="float">
            <text:p>-2,8977774788672</text:p>
          </table:table-cell>
          <table:table-cell table:style-name="ce5" table:formula="of:=SIN([.A131]*PI()/180)*3" office:value-type="float" office:value="-2.8977774788672" calcext:value-type="float">
            <text:p>-2,8977774788672</text:p>
          </table:table-cell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16" table:formula="of:=SIN([.A132]*PI()/180)" office:value-type="float" office:value="-0.939692620785909" calcext:value-type="float">
            <text:p>-0,939692620785909</text:p>
          </table:table-cell>
          <table:table-cell table:style-name="ce16" table:formula="of:=SIN([.A132]*PI()/180)*3" office:value-type="float" office:value="-2.81907786235773" calcext:value-type="float">
            <text:p>-2,81907786235773</text:p>
          </table:table-cell>
          <table:table-cell table:style-name="ce5" table:formula="of:=SIN([.A132]*PI()/180)*3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16" table:formula="of:=SIN([.A133]*PI()/180)" office:value-type="float" office:value="-0.90630778703665" calcext:value-type="float">
            <text:p>-0,90630778703665</text:p>
          </table:table-cell>
          <table:table-cell table:style-name="ce16" table:formula="of:=SIN([.A133]*PI()/180)*3" office:value-type="float" office:value="-2.71892336110995" calcext:value-type="float">
            <text:p>-2,71892336110995</text:p>
          </table:table-cell>
          <table:table-cell table:style-name="ce5" table:formula="of:=SIN([.A133]*PI()/180)*3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16" table:formula="of:=SIN([.A134]*PI()/180)" office:value-type="float" office:value="-0.866025403784439" calcext:value-type="float">
            <text:p>-0,866025403784439</text:p>
          </table:table-cell>
          <table:table-cell table:style-name="ce16" table:formula="of:=SIN([.A134]*PI()/180)*3" office:value-type="float" office:value="-2.59807621135332" calcext:value-type="float">
            <text:p>-2,59807621135332</text:p>
          </table:table-cell>
          <table:table-cell table:style-name="ce5" table:formula="of:=SIN([.A134]*PI()/180)*3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16" table:formula="of:=SIN([.A135]*PI()/180)" office:value-type="float" office:value="-0.819152044288992" calcext:value-type="float">
            <text:p>-0,819152044288992</text:p>
          </table:table-cell>
          <table:table-cell table:style-name="ce16" table:formula="of:=SIN([.A135]*PI()/180)*3" office:value-type="float" office:value="-2.45745613286698" calcext:value-type="float">
            <text:p>-2,45745613286698</text:p>
          </table:table-cell>
          <table:table-cell table:style-name="ce5" table:formula="of:=SIN([.A135]*PI()/180)*3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16" table:formula="of:=SIN([.A136]*PI()/180)" office:value-type="float" office:value="-0.766044443118978" calcext:value-type="float">
            <text:p>-0,766044443118978</text:p>
          </table:table-cell>
          <table:table-cell table:style-name="ce16" table:formula="of:=SIN([.A136]*PI()/180)*3" office:value-type="float" office:value="-2.29813332935693" calcext:value-type="float">
            <text:p>-2,29813332935693</text:p>
          </table:table-cell>
          <table:table-cell table:style-name="ce5" table:formula="of:=SIN([.A136]*PI()/180)*3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16" table:formula="of:=SIN([.A137]*PI()/180)" office:value-type="float" office:value="-0.707106781186548" calcext:value-type="float">
            <text:p>-0,707106781186548</text:p>
          </table:table-cell>
          <table:table-cell table:style-name="ce16" table:formula="of:=SIN([.A137]*PI()/180)*3" office:value-type="float" office:value="-2.12132034355964" calcext:value-type="float">
            <text:p>-2,12132034355964</text:p>
          </table:table-cell>
          <table:table-cell table:style-name="ce5" table:formula="of:=SIN([.A137]*PI()/180)*3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16" table:formula="of:=SIN([.A138]*PI()/180)" office:value-type="float" office:value="-0.64278760968654" calcext:value-type="float">
            <text:p>-0,64278760968654</text:p>
          </table:table-cell>
          <table:table-cell table:style-name="ce16" table:formula="of:=SIN([.A138]*PI()/180)*3" office:value-type="float" office:value="-1.92836282905962" calcext:value-type="float">
            <text:p>-1,92836282905962</text:p>
          </table:table-cell>
          <table:table-cell table:style-name="ce5" table:formula="of:=SIN([.A138]*PI()/180)*3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16" table:formula="of:=SIN([.A139]*PI()/180)" office:value-type="float" office:value="-0.573576436351047" calcext:value-type="float">
            <text:p>-0,573576436351047</text:p>
          </table:table-cell>
          <table:table-cell table:style-name="ce16" table:formula="of:=SIN([.A139]*PI()/180)*3" office:value-type="float" office:value="-1.72072930905314" calcext:value-type="float">
            <text:p>-1,72072930905314</text:p>
          </table:table-cell>
          <table:table-cell table:style-name="ce5" table:formula="of:=SIN([.A139]*PI()/180)*3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16" table:formula="of:=SIN([.A140]*PI()/180)" office:value-type="float" office:value="-0.5" calcext:value-type="float">
            <text:p>-0,5</text:p>
          </table:table-cell>
          <table:table-cell table:style-name="ce16" table:formula="of:=SIN([.A140]*PI()/180)*3" office:value-type="float" office:value="-1.5" calcext:value-type="float">
            <text:p>-1,5</text:p>
          </table:table-cell>
          <table:table-cell table:style-name="ce5" table:formula="of:=SIN([.A140]*PI()/180)*3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16" table:formula="of:=SIN([.A141]*PI()/180)" office:value-type="float" office:value="-0.4226182617407" calcext:value-type="float">
            <text:p>-0,4226182617407</text:p>
          </table:table-cell>
          <table:table-cell table:style-name="ce16" table:formula="of:=SIN([.A141]*PI()/180)*3" office:value-type="float" office:value="-1.2678547852221" calcext:value-type="float">
            <text:p>-1,2678547852221</text:p>
          </table:table-cell>
          <table:table-cell table:style-name="ce5" table:formula="of:=SIN([.A141]*PI()/180)*3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16" table:formula="of:=SIN([.A142]*PI()/180)" office:value-type="float" office:value="-0.342020143325669" calcext:value-type="float">
            <text:p>-0,342020143325669</text:p>
          </table:table-cell>
          <table:table-cell table:style-name="ce16" table:formula="of:=SIN([.A142]*PI()/180)*3" office:value-type="float" office:value="-1.02606042997701" calcext:value-type="float">
            <text:p>-1,02606042997701</text:p>
          </table:table-cell>
          <table:table-cell table:style-name="ce5" table:formula="of:=SIN([.A142]*PI()/180)*3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16" table:formula="of:=SIN([.A143]*PI()/180)" office:value-type="float" office:value="-0.258819045102521" calcext:value-type="float">
            <text:p>-0,258819045102521</text:p>
          </table:table-cell>
          <table:table-cell table:style-name="ce16" table:formula="of:=SIN([.A143]*PI()/180)*3" office:value-type="float" office:value="-0.776457135307562" calcext:value-type="float">
            <text:p>-0,776457135307562</text:p>
          </table:table-cell>
          <table:table-cell table:style-name="ce5" table:formula="of:=SIN([.A143]*PI()/180)*3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16" table:formula="of:=SIN([.A144]*PI()/180)" office:value-type="float" office:value="-0.173648177666931" calcext:value-type="float">
            <text:p>-0,173648177666931</text:p>
          </table:table-cell>
          <table:table-cell table:style-name="ce16" table:formula="of:=SIN([.A144]*PI()/180)*3" office:value-type="float" office:value="-0.520944533000794" calcext:value-type="float">
            <text:p>-0,520944533000794</text:p>
          </table:table-cell>
          <table:table-cell table:style-name="ce5" table:formula="of:=SIN([.A144]*PI()/180)*3" office:value-type="float" office:value="-0.520944533000794" calcext:value-type="float">
            <text:p>-0,520944533000794</text:p>
          </table:table-cell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16" table:formula="of:=SIN([.A145]*PI()/180)" office:value-type="float" office:value="-0.0871557427476583" calcext:value-type="float">
            <text:p>-0,087155742747658</text:p>
          </table:table-cell>
          <table:table-cell table:style-name="ce16" table:formula="of:=SIN([.A145]*PI()/180)*3" office:value-type="float" office:value="-0.261467228242975" calcext:value-type="float">
            <text:p>-0,261467228242975</text:p>
          </table:table-cell>
          <table:table-cell table:style-name="ce5" table:formula="of:=SIN([.A145]*PI()/180)*3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16" table:formula="of:=SIN([.A146]*PI()/180)" office:value-type="float" office:value="-2.44929359829471E-016" calcext:value-type="float">
            <text:p>-2,44929359829471E-16</text:p>
          </table:table-cell>
          <table:table-cell table:style-name="ce16" table:formula="of:=SIN([.A146]*PI()/180)*3" office:value-type="float" office:value="-7.34788079488412E-016" calcext:value-type="float">
            <text:p>-7,34788079488412E-16</text:p>
          </table:table-cell>
          <table:table-cell table:style-name="ce5" table:formula="of:=SIN([.A146]*PI()/180)*3" office:value-type="float" office:value="-7.34788079488412E-016" calcext:value-type="float">
            <text:p>-7,34788079488412E-16</text:p>
          </table:table-cell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shapes>
          <draw:frame draw:z-index="0" draw:style-name="gr1" draw:text-style-name="P1" svg:width="159.99mm" svg:height="89.96mm" svg:x="52.3mm" svg:y="0.53mm">
            <loext:p/>
            <draw:object draw:notify-on-update-of-ranges="'5. Pomiary'.A2:'5. Pomiary'.A32 '5. Pomiary'.B1:'5. Pomiary'.B1 '5. Pomiary'.B2:'5. Pomiary'.B3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shapes>
          <draw:frame draw:z-index="0" draw:style-name="gr1" draw:text-style-name="P1" svg:width="154.88mm" svg:height="84.93mm" svg:x="50.17mm" svg:y="0.54m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shapes>
          <draw:frame draw:z-index="0" draw:style-name="gr1" draw:text-style-name="P1" svg:width="187.25mm" svg:height="91.55mm" svg:x="58.21mm" svg:y="0mm">
            <loext:p/>
            <draw:object draw:notify-on-update-of-ranges="'7. Klasyfikacja'.A2:'7. Klasyfikacja'.A11 '7. Klasyfikacja'.B1:'7. Klasyfikacja'.B1 '7. Klasyfikacja'.B2:'7. Klasyfikacja'.B11 '7. Klasyfikacja'.C1:'7. Klasyfikacja'.C1 '7. Klasyfikacja'.C2:'7. Klasyfikacja'.C1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3.4" calcext:value-type="float">
            <text:p>3,4</text:p>
          </table:table-cell>
          <table:table-cell table:style-name="ce8" table:formula="of:=RAND()*0.5+0.5" office:value-type="percentage" office:value="0.652746805115703" calcext:value-type="percentage">
            <text:p>6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3.75" calcext:value-type="float">
            <text:p>3,75</text:p>
          </table:table-cell>
          <table:table-cell table:style-name="ce8" table:formula="of:=RAND()*0.5+0.5" office:value-type="percentage" office:value="0.817315590631494" calcext:value-type="percentage">
            <text:p>8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4.37" calcext:value-type="float">
            <text:p>4,37</text:p>
          </table:table-cell>
          <table:table-cell table:style-name="ce8" table:formula="of:=RAND()*0.5+0.5" office:value-type="percentage" office:value="0.557575179282315" calcext:value-type="percentage">
            <text:p>5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4.12" calcext:value-type="float">
            <text:p>4,12</text:p>
          </table:table-cell>
          <table:table-cell table:style-name="ce8" table:formula="of:=RAND()*0.5+0.5" office:value-type="percentage" office:value="0.529999363427518" calcext:value-type="percentage">
            <text:p>5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1.72" calcext:value-type="float">
            <text:p>1,72</text:p>
          </table:table-cell>
          <table:table-cell table:style-name="ce8" table:formula="of:=RAND()*0.5+0.5" office:value-type="percentage" office:value="0.768601046926205" calcext:value-type="percentage">
            <text:p>7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3.47" calcext:value-type="float">
            <text:p>3,47</text:p>
          </table:table-cell>
          <table:table-cell table:style-name="ce8" table:formula="of:=RAND()*0.5+0.5" office:value-type="percentage" office:value="0.903605834241846" calcext:value-type="percentage">
            <text:p>9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1.89" calcext:value-type="float">
            <text:p>1,89</text:p>
          </table:table-cell>
          <table:table-cell table:style-name="ce8" table:formula="of:=RAND()*0.5+0.5" office:value-type="percentage" office:value="0.948910536839944" calcext:value-type="percentage">
            <text:p>9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4.51" calcext:value-type="float">
            <text:p>4,51</text:p>
          </table:table-cell>
          <table:table-cell table:style-name="ce8" table:formula="of:=RAND()*0.5+0.5" office:value-type="percentage" office:value="0.705501848549309" calcext:value-type="percentage">
            <text:p>7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4.84" calcext:value-type="float">
            <text:p>4,84</text:p>
          </table:table-cell>
          <table:table-cell table:style-name="ce8" table:formula="of:=RAND()*0.5+0.5" office:value-type="percentage" office:value="0.548023456386309" calcext:value-type="percentage">
            <text:p>5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4.15" calcext:value-type="float">
            <text:p>4,15</text:p>
          </table:table-cell>
          <table:table-cell table:style-name="ce8" table:formula="of:=RAND()*0.5+0.5" office:value-type="percentage" office:value="0.736861443250886" calcext:value-type="percentage">
            <text:p>74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7">00.00.0000</text:date>, <text:time style:data-style-name="N2" text:time-value="14:52:52.76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7T14:53:34.576000000</dc:date>
    <meta:generator>LibreOffice/5.4.2.2$Windows_x86 LibreOffice_project/22b09f6418e8c2d508a9eaf86b2399209b0990f4</meta:generator>
    <meta:editing-duration>PT2H38M48S</meta:editing-duration>
    <meta:editing-cycles>25</meta:editing-cycles>
    <meta:document-statistic meta:table-count="7" meta:cell-count="953" meta:object-count="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3" number:language="pl" number:country="PL">
      <number:number number:decimal-places="0" loext:min-decimal-places="0" number:min-integer-digits="1" number:grouping="true"/>
    </number:number-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dash" draw:stroke-dash="Ultrafine_20_Dashed" svg:stroke-color="#b3b3b3"/>
    </style:style>
    <style:style style:name="ch2" style:family="chart">
      <style:chart-properties chart:auto-position="true" style:rotation-angle="0"/>
      <style:graphic-properties draw:fill="solid" draw:fill-color="#ffffff"/>
      <style:text-properties fo:color="#4e9a06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 style:rotation-angle="65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3">
      <style:chart-properties chart:display-label="true" chart:logarithmic="false" chart:minimum="45000" chart:maximum="50000" chart:origin="0" chart:interval-major="10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000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fff450" draw:fill-image-name="_5f_5f_5f_5f_5f_5f_5f_35_5f_5f_5f_5f_5f_5f_5f__5f_5f_5f_5f_5f_5f_5f_20_5f_5f_5f_5f_5f_5f_5f_Percent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208cm" svg:height="11.431cm" xlink:href=".." xlink:type="simple" chart:class="chart:line" chart:style-name="ch1">
        <chart:title svg:x="8.343cm" svg:y="0.364cm" chart:style-name="ch2">
          <text:p>Indeks WIG</text:p>
        </chart:title>
        <chart:plot-area chart:style-name="ch3" table:cell-range-address="'1. Giełda'.A1:'1. Giełda'.B22" chart:data-source-has-labels="both" svg:x="0.384cm" svg:y="1.371cm" svg:width="18.44cm" svg:height="9.832cm">
          <chartooo:coordinate-region svg:x="1.667cm" svg:y="1.57cm" svg:width="17.157cm" svg:height="7.68cm"/>
          <chart:axis chart:dimension="x" chart:name="primary-x" chart:style-name="ch4" chartooo:axis-type="auto">
            <chartooo:date-scale/>
            <chart:categories table:cell-range-address="'1. Giełda'.A2:'1. Giełda'.A2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1. Giełda'.B2:'1. Giełda'.B22" chart:label-cell-address="'1. Giełda'.B1:'1. Giełda'.B1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loext:label-stroke-color="#3465a4" chart:link-data-style-to-source="true" chart:data-label-number="value-and-percentage" chart:data-label-text="true" chart:data-label-symbol="false" chart:label-position="outsid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94cm" svg:height="8.997cm" xlink:href=".." xlink:type="simple" chart:class="chart:circle" chart:style-name="ch1">
        <chart:title svg:x="9.128cm" svg:y="0.315cm" chart:style-name="ch2">
          <text:p>Wybory do samorządu</text:p>
        </chart:title>
        <chart:legend chart:legend-position="end" svg:x="18.646cm" svg:y="3.452cm" style:legend-expansion="high" chart:style-name="ch3"/>
        <chart:plot-area chart:style-name="ch4" table:cell-range-address="'2. Wybory'.A2:'2. Wybory'.B5 '2. Wybory'.B1:'2. Wybory'.B1" chart:data-source-has-labels="both" svg:x="0.609cm" svg:y="1.183cm" svg:width="17.297cm" svg:height="7.554cm">
          <chartooo:coordinate-region svg:x="5.404cm" svg:y="1.491cm" svg:width="7.246cm" svg:height="7.246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'3. Matematyczne I'.A2:'3. Matematyczne I'.B102 '3. Matematyczne I'.B1:'3. Matematyczne I'.B1" chart:data-source-has-labels="row" svg:x="0.32cm" svg:y="0.18cm" svg:width="13.831cm" svg:height="8.64cm">
          <chartooo:coordinate-region svg:x="0.466cm" svg:y="0.379cm" svg:width="13.59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. Matematyczne I'.B2:'3. Matematyczne I'.B102" chart:label-cell-address="'3. Matematyczne I'.B1:'3. Matematyczne I'.B1" chart:class="chart:scatter">
            <chart:domain table:cell-range-address="'3. Matematyczne I'.A2:'3. Matematyczne I'.A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97cm" xlink:href=".." xlink:type="simple" chart:class="chart:scatter" chart:style-name="ch1">
        <chart:legend chart:legend-position="end" svg:x="15.06cm" svg:y="4.199cm" style:legend-expansion="high" chart:style-name="ch2"/>
        <chart:plot-area chart:style-name="ch3" table:cell-range-address="'5. Pomiary'.A2:'5. Pomiary'.B32 '5. Pomiary'.B1:'5. Pomiary'.B1" chart:data-source-has-labels="row" svg:x="0.114cm" svg:y="0.153cm" svg:width="14.419cm" svg:height="8.637cm">
          <chartooo:coordinate-region svg:x="0.656cm" svg:y="0.352cm" svg:width="13.637cm" svg:height="8.2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Pomiary'.B2:'5. Pomiary'.B32" chart:label-cell-address="'5. Pomiary'.B1:'5. Pomiary'.B1" chart:class="chart:scatter">
            <chart:domain table:cell-range-address="'5. Pomiary'.A2:'5. Pomiary'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</text:p>
                <draw:g>
                  <svg:desc>'5. Pomiary'.B1:'5. Pomia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. Pomiary'.A2:'5. Pomiary'.A32</svg:desc>
                </draw:g>
              </table:table-cell>
              <table:table-cell office:value-type="float" office:value="1.92407596103626">
                <text:p>1.92407596103626</text:p>
                <draw:g>
                  <svg:desc>'5. Pomiary'.B2:'5. Pomiary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/>
      <style:graphic-properties draw:stroke="none" draw:fill-color="#0066b3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fill-color="#ec5612"/>
    </style:style>
    <style:style style:name="ch10" style:family="chart">
      <style:chart-properties chart:solid-type="cuboid"/>
      <style:graphic-properties draw:fill-color="#e3d200"/>
    </style:style>
    <style:style style:name="ch11" style:family="chart">
      <style:chart-properties chart:solid-type="cuboid"/>
      <style:graphic-properties draw:fill-color="#72bf44"/>
    </style:style>
    <style:style style:name="ch12" style:family="chart">
      <style:chart-properties chart:solid-type="cuboid"/>
      <style:graphic-properties draw:fill-color="#94070a"/>
    </style:style>
    <style:style style:name="ch13" style:family="chart">
      <style:chart-properties chart:solid-type="cuboid"/>
      <style:graphic-properties draw:fill-color="#87d1d1"/>
    </style:style>
    <style:style style:name="ch14" style:family="chart">
      <style:chart-properties chart:solid-type="cuboid"/>
      <style:graphic-properties draw:fill-color="#00381f"/>
    </style:style>
    <style:style style:name="ch15" style:family="chart">
      <style:chart-properties chart:solid-type="cuboid"/>
      <style:graphic-properties draw:fill-color="#abe508"/>
    </style:style>
    <style:style style:name="ch16" style:family="chart">
      <style:graphic-properties draw:stroke="solid" svg:stroke-color="#b3b3b3" draw:fill="solid" draw:fill-color="#ffffff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489cm" svg:height="8.494cm" xlink:href="." xlink:type="simple" chart:class="chart:bar" chart:style-name="ch1">
        <chart:title svg:x="6.849cm" svg:y="0.038cm" chart:style-name="ch2">
          <text:p>Częstość</text:p>
        </chart:title>
        <chart:plot-area chart:style-name="ch3" chart:data-source-has-labels="both" svg:x="0.4cm" svg:y="1.931cm" svg:width="13.77cm" svg:height="6.639cm">
          <chartooo:coordinate-region svg:x="1.947cm" svg:y="2.131cm" svg:width="12.223cm" svg:height="4.393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ęstość</text:p>
              </table:table-cell>
            </table:table-row>
          </table:table-header-rows>
          <table:table-rows>
            <table:table-row>
              <table:table-cell office:value-type="string">
                <text:p>Janik</text:p>
              </table:table-cell>
              <table:table-cell office:value-type="float" office:value="24773">
                <text:p>24773</text:p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26cm" svg:height="9.156cm" xlink:href=".." xlink:type="simple" chart:class="chart:bar" chart:style-name="ch1">
        <chart:legend svg:x="6.522cm" svg:y="0.441cm" style:legend-expansion="custom" chartooo:width="3.145cm" chartooo:height="1.096cm" style:legend-expansion-aspect-ratio="2.86952554744526" chart:style-name="ch2"/>
        <chart:plot-area chart:style-name="ch3" table:cell-range-address="'7. Klasyfikacja'.A2:'7. Klasyfikacja'.C11 '7. Klasyfikacja'.B1:'7. Klasyfikacja'.C1" chart:data-source-has-labels="both" svg:x="0.374cm" svg:y="0.183cm" svg:width="17.978cm" svg:height="8.79cm">
          <chartooo:coordinate-region svg:x="0.81cm" svg:y="0.382cm" svg:width="16.418cm" svg:height="7.944cm"/>
          <chart:axis chart:dimension="x" chart:name="primary-x" chart:style-name="ch4" chartooo:axis-type="auto">
            <chartooo:date-scale/>
            <chart:categories table:cell-range-address="'7. Klasyfikacja'.A2:'7. Klasyfikacja'.A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7. Klasyfikacja'.B2:'7. Klasyfikacja'.B11" chart:label-cell-address="'7. Klasyfikacja'.B1:'7. Klasyfikacja'.B1" chart:class="chart:bar">
            <chart:data-point chart:repeated="10"/>
          </chart:series>
          <chart:series chart:attached-axis="secondary-y" chart:style-name="ch9" chart:values-cell-range-address="'7. Klasyfikacja'.C2:'7. Klasyfikacja'.C11" chart:label-cell-address="'7. Klasyfikacja'.C1:'7. Klasyfikacja'.C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  <draw:g>
                  <svg:desc>'7. Klasyfikacja'.B1:'7. Klasyfikacja'.B1</svg:desc>
                </draw:g>
              </table:table-cell>
              <table:table-cell office:value-type="string">
                <text:p>Frekwencja</text:p>
                <draw:g>
                  <svg:desc>'7. Klasyfikacja'.C1:'7. Klasyfikacj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'7. Klasyfikacja'.A2:'7. Klasyfikacja'.A11</svg:desc>
                </draw:g>
              </table:table-cell>
              <table:table-cell office:value-type="float" office:value="3.4">
                <text:p>3.4</text:p>
                <draw:g>
                  <svg:desc>'7. Klasyfikacja'.B2:'7. Klasyfikacja'.B11</svg:desc>
                </draw:g>
              </table:table-cell>
              <table:table-cell office:value-type="float" office:value="0.652746805115703">
                <text:p>0.652746805115703</text:p>
                <draw:g>
                  <svg:desc>'7. Klasyfikacja'.C2:'7. Klasyfikacja'.C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3.75">
                <text:p>3.75</text:p>
              </table:table-cell>
              <table:table-cell office:value-type="float" office:value="0.817315590631494">
                <text:p>0.817315590631494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4.37">
                <text:p>4.37</text:p>
              </table:table-cell>
              <table:table-cell office:value-type="float" office:value="0.557575179282315">
                <text:p>0.557575179282315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4.12">
                <text:p>4.12</text:p>
              </table:table-cell>
              <table:table-cell office:value-type="float" office:value="0.529999363427518">
                <text:p>0.529999363427518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1.72">
                <text:p>1.72</text:p>
              </table:table-cell>
              <table:table-cell office:value-type="float" office:value="0.768601046926205">
                <text:p>0.768601046926205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3.47">
                <text:p>3.47</text:p>
              </table:table-cell>
              <table:table-cell office:value-type="float" office:value="0.903605834241846">
                <text:p>0.903605834241846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1.89">
                <text:p>1.89</text:p>
              </table:table-cell>
              <table:table-cell office:value-type="float" office:value="0.948910536839944">
                <text:p>0.948910536839944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4.51">
                <text:p>4.51</text:p>
              </table:table-cell>
              <table:table-cell office:value-type="float" office:value="0.705501848549309">
                <text:p>0.705501848549309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4.84">
                <text:p>4.84</text:p>
              </table:table-cell>
              <table:table-cell office:value-type="float" office:value="0.548023456386309">
                <text:p>0.548023456386309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4.15">
                <text:p>4.15</text:p>
              </table:table-cell>
              <table:table-cell office:value-type="float" office:value="0.736861443250886">
                <text:p>0.7368614432508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2cm" svg:height="8.997cm" xlink:href="." xlink:type="simple" chart:class="chart:scatter" chart:style-name="ch1">
        <chart:legend chart:legend-position="end" svg:x="13.028cm" svg:y="3.701cm" style:legend-expansion="high" chart:style-name="ch2"/>
        <chart:plot-area chart:style-name="ch3" chart:data-source-has-labels="both" svg:x="0.32cm" svg:y="0.179cm" svg:width="12.388cm" svg:height="8.639cm">
          <chartooo:coordinate-region svg:x="0.651cm" svg:y="0.378cm" svg:width="11.777cm" svg:height="8.241cm"/>
          <chart:axis chart:dimension="x" chart:name="primary-x" chart:style-name="ch4" chartooo:axis-type="auto">
            <chart:categories table:cell-range-address="local-table.$A$2:.$A$14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46" chart:label-cell-address="local-table.$C$1" chart:class="chart:scatter">
            <chart:domain table:cell-range-address="local-table.$B$2:.$B$146"/>
            <chart:data-point chart:repeated="145"/>
          </chart:series>
          <chart:series chart:style-name="ch7" chart:values-cell-range-address="local-table.$D$2:.$D$146" chart:label-cell-address="local-table.$D$1" chart:class="chart:scatter">
            <chart:data-point chart:repeated="145"/>
          </chart:series>
          <chart:series chart:style-name="ch8" chart:values-cell-range-address="local-table.$E$2:.$E$146" chart:label-cell-address="local-table.$E$1" chart:class="chart:scatter">
            <chart:data-point chart:repeated="14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y = sin(x)</text:p>
              </table:table-cell>
              <table:table-cell office:value-type="string">
                <text:p>y = sin(3x)</text:p>
              </table:table-cell>
              <table:table-cell office:value-type="string">
                <text:p>y = 3sin(x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7.34788079488412E-016">
                <text:p>7.34788079488412E-016</text:p>
              </table:table-cell>
              <table:table-cell office:value-type="float" office:value="7.34788079488412E-016">
                <text:p>7.34788079488412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5">
                <text:p>-355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0.173648177666931">
                <text:p>0.173648177666931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4">
                <text:p>0.520944533000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5">
                <text:p>-34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9">
                <text:p>0.707106781186549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0">
                <text:p>-34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5">
                <text:p>-335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0">
                <text:p>-3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5">
                <text:p>-325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0">
                <text:p>-320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">
                <text:p>-31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5">
                <text:p>0.70710678118654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0">
                <text:p>-31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5">
                <text:p>-30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0">
                <text:p>-30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95">
                <text:p>-29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0">
                <text:p>-29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5">
                <text:p>-28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">
                <text:p>2.8977774788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0">
                <text:p>-2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5">
                <text:p>-27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65">
                <text:p>-2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0">
                <text:p>-26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5">
                <text:p>-25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0">
                <text:p>-25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5">
                <text:p>-24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0">
                <text:p>-24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5">
                <text:p>-2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0">
                <text:p>-2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5">
                <text:p>-22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0">
                <text:p>-22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5">
                <text:p>-2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0">
                <text:p>-21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5">
                <text:p>-20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0">
                <text:p>-20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5">
                <text:p>-19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1">
                <text:p>0.776457135307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0">
                <text:p>-19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5">
                <text:p>-18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">
                <text:p>-180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5">
                <text:p>-175</text:p>
              </table:table-cell>
              <table:table-cell office:value-type="float" office:value="-0.0871557427476586">
                <text:p>-0.0871557427476586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6">
                <text:p>-0.261467228242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0">
                <text:p>-17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5">
                <text:p>-1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0">
                <text:p>-16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5">
                <text:p>-15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">
                <text:p>-15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5">
                <text:p>-14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0">
                <text:p>-1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0">
                <text:p>-1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">
                <text:p>-12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0">
                <text:p>-12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5">
                <text:p>-11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0">
                <text:p>-11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">
                <text:p>-10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0">
                <text:p>-10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">
                <text:p>-9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0">
                <text:p>-9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5">
                <text:p>-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0">
                <text:p>-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5">
                <text:p>-7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0">
                <text:p>-7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5">
                <text:p>-6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0">
                <text:p>-6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">
                <text:p>-5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0">
                <text:p>-5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5">
                <text:p>-4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0">
                <text:p>-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">
                <text:p>-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">
                <text:p>-2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">
                <text:p>-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">
                <text:p>14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0.0871557427476586">
                <text:p>0.0871557427476586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6">
                <text:p>0.261467228242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">
                <text:p>185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1">
                <text:p>-0.7764571353075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">
                <text:p>20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">
                <text:p>23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">
                <text:p>26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">
                <text:p>-2.89777747886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5">
                <text:p>29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">
                <text:p>30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5">
                <text:p>-0.70710678118654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5">
                <text:p>325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-0.4226182617407">
                <text:p>-0.4226182617407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9">
                <text:p>-0.707106781186549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4">
                <text:p>-0.5209445330007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">
                <text:p>355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